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system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4.115cm"/>
    </style:style>
    <style:style style:name="co4" style:family="table-column">
      <style:table-column-properties fo:break-before="auto" style:column-width="4.538cm"/>
    </style:style>
    <style:style style:name="co5" style:family="table-column">
      <style:table-column-properties fo:break-before="auto" style:column-width="4.962cm"/>
    </style:style>
    <style:style style:name="co6" style:family="table-column">
      <style:table-column-properties fo:break-before="auto" style:column-width="4.313cm"/>
    </style:style>
    <style:style style:name="co7" style:family="table-column">
      <style:table-column-properties fo:break-before="auto" style:column-width="4.419cm"/>
    </style:style>
    <style:style style:name="co8" style:family="table-column">
      <style:table-column-properties fo:break-before="auto" style:column-width="4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10129"/>
    <style:style style:name="ce43" style:family="table-cell" style:parent-style-name="Default" style:data-style-name="N10130"/>
    <style:style style:name="ce44" style:family="table-cell" style:parent-style-name="Default" style:data-style-name="N10131"/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0132"/>
    <style:style style:name="ce47" style:family="table-cell" style:parent-style-name="Default" style:data-style-name="N10133"/>
    <style:style style:name="ce48" style:family="table-cell" style:parent-style-name="Default" style:data-style-name="N10134"/>
    <style:style style:name="ce50" style:family="table-cell" style:parent-style-name="Default" style:data-style-name="N10135"/>
    <style:style style:name="ce51" style:family="table-cell" style:parent-style-name="Default" style:data-style-name="N10136"/>
    <style:style style:name="ce52" style:family="table-cell" style:parent-style-name="Default" style:data-style-name="N10137"/>
    <style:style style:name="ce53" style:family="table-cell" style:parent-style-name="Default" style:data-style-name="N10138"/>
    <style:style style:name="ce54" style:family="table-cell" style:parent-style-name="Default" style:data-style-name="N10139"/>
    <style:style style:name="ce55" style:family="table-cell" style:parent-style-name="Default" style:data-style-name="N10140"/>
    <style:style style:name="ce56" style:family="table-cell" style:parent-style-name="Default" style:data-style-name="N10146"/>
    <style:style style:name="ce18" style:family="table-cell" style:parent-style-name="Default" style:data-style-name="N10144"/>
    <style:style style:name="ce19" style:family="table-cell" style:parent-style-name="Default" style:data-style-name="N10145"/>
    <style:style style:name="ce61" style:family="table-cell" style:parent-style-name="Default" style:data-style-name="N10141"/>
    <style:style style:name="ce62" style:family="table-cell" style:parent-style-name="Default" style:data-style-name="N10143"/>
    <style:style style:name="ce66" style:family="table-cell" style:parent-style-name="Default" style:data-style-name="N1014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6"/>
        <table:table-column table:style-name="co2" table:default-cell-style-name="ce43"/>
        <table:table-column table:style-name="co2" table:default-cell-style-name="ce44"/>
        <table:table-column table:style-name="co3" table:default-cell-style-name="ce46"/>
        <table:table-column table:style-name="co3" table:default-cell-style-name="ce47"/>
        <table:table-column table:style-name="co3" table:default-cell-style-name="ce48"/>
        <table:table-column table:style-name="co4" table:default-cell-style-name="ce50"/>
        <table:table-column table:style-name="co4" table:default-cell-style-name="ce51"/>
        <table:table-column table:style-name="co4" table:default-cell-style-name="ce52"/>
        <table:table-column table:style-name="co5" table:default-cell-style-name="ce53"/>
        <table:table-column table:style-name="co5" table:default-cell-style-name="ce54"/>
        <table:table-column table:style-name="co5" table:default-cell-style-name="ce55"/>
        <table:table-column table:style-name="co6" table:default-cell-style-name="ce56"/>
        <table:table-column table:style-name="co7" table:default-cell-style-name="ce18"/>
        <table:table-column table:style-name="co8" table:default-cell-style-name="ce19"/>
        <table:table-column table:style-name="co2" table:default-cell-style-name="ce61"/>
        <table:table-column table:style-name="co2" table:default-cell-style-name="ce62"/>
        <table:table-column table:style-name="co2" table:default-cell-style-name="ce66"/>
        <table:table-row table:style-name="ro1">
          <table:table-cell/>
          <table:table-cell table:style-name="ce2" office:value-type="string" calcext:value-type="string" table:number-columns-spanned="3" table:number-rows-spanned="1">
            <text:p>Integer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Thousand separato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raction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Fraction + Thousand separator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Scientific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Engineering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Format</text:p>
          </table:table-cell>
          <table:table-cell table:style-name="ce25" table:formula="of:=&quot;&quot;&quot;format=&quot;&quot;000000&quot;" office:value-type="string" office:string-value="&quot;format=&quot;000000" calcext:value-type="string">
            <text:p>"format="000000</text:p>
          </table:table-cell>
          <table:table-cell table:style-name="ce25" table:formula="of:=&quot;&quot;&quot;format=&quot;&quot;??????&quot;" office:value-type="string" office:string-value="&quot;format=&quot;??????" calcext:value-type="string">
            <text:p>"format="??????</text:p>
          </table:table-cell>
          <table:table-cell table:style-name="ce25" table:formula="of:=&quot;&quot;&quot;format=&quot;&quot;??0000&quot;" office:value-type="string" office:string-value="&quot;format=&quot;??0000" calcext:value-type="string">
            <text:p>"format="??0000</text:p>
          </table:table-cell>
          <table:table-cell table:style-name="ce25" table:formula="of:=&quot;&quot;&quot;format=&quot;&quot;000,000&quot;" office:value-type="string" office:string-value="&quot;format=&quot;000,000" calcext:value-type="string">
            <text:p>"format="000,000</text:p>
          </table:table-cell>
          <table:table-cell table:style-name="ce25" table:formula="of:=&quot;&quot;&quot;format=&quot;&quot;???,???&quot;" office:value-type="string" office:string-value="&quot;format=&quot;???,???" calcext:value-type="string">
            <text:p>"format="???,???</text:p>
          </table:table-cell>
          <table:table-cell table:style-name="ce25" table:formula="of:=&quot;&quot;&quot;format=&quot;&quot;??0,000&quot;" office:value-type="string" office:string-value="&quot;format=&quot;??0,000" calcext:value-type="string">
            <text:p>"format="??0,000</text:p>
          </table:table-cell>
          <table:table-cell table:style-name="ce25" table:formula="of:=&quot;&quot;&quot;format=&quot;&quot;000 ?/?&quot;" office:value-type="string" office:string-value="&quot;format=&quot;000 ?/?" calcext:value-type="string">
            <text:p>"format="000 ?/?</text:p>
          </table:table-cell>
          <table:table-cell table:style-name="ce25" table:formula="of:=&quot;&quot;&quot;format=&quot;&quot;??? ?/?&quot;" office:value-type="string" office:string-value="&quot;format=&quot;??? ?/?" calcext:value-type="string">
            <text:p>"format="??? ?/?</text:p>
          </table:table-cell>
          <table:table-cell table:style-name="ce25" table:formula="of:=&quot;&quot;&quot;format=&quot;&quot;?00 ?/?&quot;" office:value-type="string" office:string-value="&quot;format=&quot;?00 ?/?" calcext:value-type="string">
            <text:p>"format="?00 ?/?</text:p>
          </table:table-cell>
          <table:table-cell table:style-name="ce25" table:formula="of:=&quot;&quot;&quot;format=&quot;&quot;0,000 ?/?&quot;" office:value-type="string" office:string-value="&quot;format=&quot;0,000 ?/?" calcext:value-type="string">
            <text:p>"format="0,000 ?/?</text:p>
          </table:table-cell>
          <table:table-cell table:style-name="ce25" table:formula="of:=&quot;&quot;&quot;format=&quot;&quot;?,??? ?/?&quot;" office:value-type="string" office:string-value="&quot;format=&quot;?,??? ?/?" calcext:value-type="string">
            <text:p>"format="?,??? ?/?</text:p>
          </table:table-cell>
          <table:table-cell table:style-name="ce25" table:formula="of:=&quot;&quot;&quot;format=&quot;&quot;?,?00 ?/?&quot;" office:value-type="string" office:string-value="&quot;format=&quot;?,?00 ?/?" calcext:value-type="string">
            <text:p>"format="?,?00 ?/?</text:p>
          </table:table-cell>
          <table:table-cell table:style-name="ce25" table:formula="of:=&quot;&quot;&quot;format=&quot;&quot;0.000E+00&quot;" office:value-type="string" office:string-value="&quot;format=&quot;0.000E+00" calcext:value-type="string">
            <text:p>"format="0.000E+00</text:p>
          </table:table-cell>
          <table:table-cell table:style-name="ce25" table:formula="of:=&quot;&quot;&quot;format=&quot;&quot;?.###E+00&quot;" office:value-type="string" office:string-value="&quot;format=&quot;?.###E+00" calcext:value-type="string">
            <text:p>"format="?.###E+00</text:p>
          </table:table-cell>
          <table:table-cell table:style-name="ce25" table:formula="of:=&quot;&quot;&quot;format=&quot;&quot;?.0##E+00&quot;" office:value-type="string" office:string-value="&quot;format=&quot;?.0##E+00" calcext:value-type="string">
            <text:p>"format="?.0##E+00</text:p>
          </table:table-cell>
          <table:table-cell table:style-name="ce25" table:formula="of:=&quot;&quot;&quot;format=&quot;&quot;000E+00&quot;" office:value-type="string" office:string-value="&quot;format=&quot;000E+00" calcext:value-type="string">
            <text:p>"format="000E+00</text:p>
          </table:table-cell>
          <table:table-cell table:style-name="ce25" table:formula="of:=&quot;&quot;&quot;format=&quot;&quot;???E+00&quot;" office:value-type="string" office:string-value="&quot;format=&quot;???E+00" calcext:value-type="string">
            <text:p>"format="???E+00</text:p>
          </table:table-cell>
          <table:table-cell table:style-name="ce25" table:formula="of:=&quot;&quot;&quot;format=&quot;&quot;?00E+00&quot;" office:value-type="string" office:string-value="&quot;format=&quot;?00E+00" calcext:value-type="string">
            <text:p>"format="?00E+00</text:p>
          </table:table-cell>
        </table:table-row>
        <table:table-row table:style-name="ro1">
          <table:table-cell office:value-type="float" office:value="0.123456" calcext:value-type="float">
            <text:p>0.123456</text:p>
          </table:table-cell>
          <table:table-cell table:formula="of:=[.$A3]" office:value-type="float" office:value="0.123456" calcext:value-type="float">
            <text:p>format=000000</text:p>
          </table:table-cell>
          <table:table-cell table:formula="of:=[.$A3]" office:value-type="float" office:value="0.123456" calcext:value-type="float">
            <text:p>format= <text:s text:c="5"/></text:p>
          </table:table-cell>
          <table:table-cell table:formula="of:=[.$A3]" office:value-type="float" office:value="0.123456" calcext:value-type="float">
            <text:p>format= <text:s/>0000</text:p>
          </table:table-cell>
          <table:table-cell table:formula="of:=[.$A3]" office:value-type="float" office:value="0.123456" calcext:value-type="float">
            <text:p>format=000,000</text:p>
          </table:table-cell>
          <table:table-cell table:formula="of:=[.$A3]" office:value-type="float" office:value="0.123456" calcext:value-type="float">
            <text:p>format= <text:s text:c="6"/></text:p>
          </table:table-cell>
          <table:table-cell table:formula="of:=[.$A3]" office:value-type="float" office:value="0.123456" calcext:value-type="float">
            <text:p>format= <text:s/>0,000</text:p>
          </table:table-cell>
          <table:table-cell table:formula="of:=[.$A3]" office:value-type="float" office:value="0.123456" calcext:value-type="float">
            <text:p>format=000 1/8</text:p>
          </table:table-cell>
          <table:table-cell table:formula="of:=[.$A3]" office:value-type="float" office:value="0.123456" calcext:value-type="float">
            <text:p>format= <text:s text:c="3"/>1/8</text:p>
          </table:table-cell>
          <table:table-cell table:formula="of:=[.$A3]" office:value-type="float" office:value="0.123456" calcext:value-type="float">
            <text:p>format= 00 1/8</text:p>
          </table:table-cell>
          <table:table-cell table:formula="of:=[.$A3]" office:value-type="float" office:value="0.123456" calcext:value-type="float">
            <text:p>format=0,000 1/8</text:p>
          </table:table-cell>
          <table:table-cell table:formula="of:=[.$A3]" office:value-type="float" office:value="0.123456" calcext:value-type="float">
            <text:p>format= <text:s text:c="5"/>1/8</text:p>
          </table:table-cell>
          <table:table-cell table:formula="of:=[.$A3]" office:value-type="float" office:value="0.123456" calcext:value-type="float">
            <text:p>format= <text:s text:c="2"/>00 1/8</text:p>
          </table:table-cell>
          <table:table-cell table:formula="of:=[.$A3]" office:value-type="float" office:value="0.123456" calcext:value-type="float">
            <text:p>format=1.235E-01</text:p>
          </table:table-cell>
          <table:table-cell table:formula="of:=[.$A3]" office:value-type="float" office:value="0.123456" calcext:value-type="float">
            <text:p>format=1.235E-01</text:p>
          </table:table-cell>
          <table:table-cell table:formula="of:=[.$A3]" office:value-type="float" office:value="0.123456" calcext:value-type="float">
            <text:p>format=1.235E-01</text:p>
          </table:table-cell>
          <table:table-cell table:formula="of:=[.$A3]" office:value-type="float" office:value="0.123456" calcext:value-type="float">
            <text:p>format=123E-03</text:p>
          </table:table-cell>
          <table:table-cell table:formula="of:=[.$A3]" office:value-type="float" office:value="0.123456" calcext:value-type="float">
            <text:p>format=123E-03</text:p>
          </table:table-cell>
          <table:table-cell table:formula="of:=[.$A3]" office:value-type="float" office:value="0.123456" calcext:value-type="float">
            <text:p>format=123E-03</text:p>
          </table:table-cell>
        </table:table-row>
        <table:table-row table:style-name="ro1">
          <table:table-cell table:formula="of:=[.A3]*10" office:value-type="float" office:value="1.23456" calcext:value-type="float">
            <text:p>1.23456</text:p>
          </table:table-cell>
          <table:table-cell table:formula="of:=[.$A4]" office:value-type="float" office:value="1.23456" calcext:value-type="float">
            <text:p>format=000001</text:p>
          </table:table-cell>
          <table:table-cell table:formula="of:=[.$A4]" office:value-type="float" office:value="1.23456" calcext:value-type="float">
            <text:p>format= <text:s text:c="4"/>1</text:p>
          </table:table-cell>
          <table:table-cell table:formula="of:=[.$A4]" office:value-type="float" office:value="1.23456" calcext:value-type="float">
            <text:p>format= <text:s/>0001</text:p>
          </table:table-cell>
          <table:table-cell table:formula="of:=[.$A4]" office:value-type="float" office:value="1.23456" calcext:value-type="float">
            <text:p>format=000,001</text:p>
          </table:table-cell>
          <table:table-cell table:formula="of:=[.$A4]" office:value-type="float" office:value="1.23456" calcext:value-type="float">
            <text:p>format= <text:s text:c="5"/>1</text:p>
          </table:table-cell>
          <table:table-cell table:formula="of:=[.$A4]" office:value-type="float" office:value="1.23456" calcext:value-type="float">
            <text:p>format= <text:s/>0,001</text:p>
          </table:table-cell>
          <table:table-cell table:formula="of:=[.$A4]" office:value-type="float" office:value="1.23456" calcext:value-type="float">
            <text:p>format=001 2/9</text:p>
          </table:table-cell>
          <table:table-cell table:formula="of:=[.$A4]" office:value-type="float" office:value="1.23456" calcext:value-type="float">
            <text:p>format= <text:s/>1 2/9</text:p>
          </table:table-cell>
          <table:table-cell table:formula="of:=[.$A4]" office:value-type="float" office:value="1.23456" calcext:value-type="float">
            <text:p>format= 01 2/9</text:p>
          </table:table-cell>
          <table:table-cell table:formula="of:=[.$A4]" office:value-type="float" office:value="1.23456" calcext:value-type="float">
            <text:p>format=0,001 2/9</text:p>
          </table:table-cell>
          <table:table-cell table:formula="of:=[.$A4]" office:value-type="float" office:value="1.23456" calcext:value-type="float">
            <text:p>format= <text:s text:c="3"/>1 2/9</text:p>
          </table:table-cell>
          <table:table-cell table:formula="of:=[.$A4]" office:value-type="float" office:value="1.23456" calcext:value-type="float">
            <text:p>format= <text:s text:c="2"/>01 2/9</text:p>
          </table:table-cell>
          <table:table-cell table:formula="of:=[.$A4]" office:value-type="float" office:value="1.23456" calcext:value-type="float">
            <text:p>format=1.235E+00</text:p>
          </table:table-cell>
          <table:table-cell table:formula="of:=[.$A4]" office:value-type="float" office:value="1.23456" calcext:value-type="float">
            <text:p>format=1.235E+00</text:p>
          </table:table-cell>
          <table:table-cell table:formula="of:=[.$A4]" office:value-type="float" office:value="1.23456" calcext:value-type="float">
            <text:p>format=1.235E+00</text:p>
          </table:table-cell>
          <table:table-cell table:formula="of:=[.$A4]" office:value-type="float" office:value="1.23456" calcext:value-type="float">
            <text:p>format=001E+00</text:p>
          </table:table-cell>
          <table:table-cell table:formula="of:=[.$A4]" office:value-type="float" office:value="1.23456" calcext:value-type="float">
            <text:p>format= <text:s/>1E+00</text:p>
          </table:table-cell>
          <table:table-cell table:formula="of:=[.$A4]" office:value-type="float" office:value="1.23456" calcext:value-type="float">
            <text:p>format= 01E+00</text:p>
          </table:table-cell>
        </table:table-row>
        <table:table-row table:style-name="ro1">
          <table:table-cell table:formula="of:=[.A4]*10" office:value-type="float" office:value="12.3456" calcext:value-type="float">
            <text:p>12.3456</text:p>
          </table:table-cell>
          <table:table-cell table:formula="of:=[.$A5]" office:value-type="float" office:value="12.3456" calcext:value-type="float">
            <text:p>format=000012</text:p>
          </table:table-cell>
          <table:table-cell table:formula="of:=[.$A5]" office:value-type="float" office:value="12.3456" calcext:value-type="float">
            <text:p>format= <text:s text:c="3"/>12</text:p>
          </table:table-cell>
          <table:table-cell table:formula="of:=[.$A5]" office:value-type="float" office:value="12.3456" calcext:value-type="float">
            <text:p>format= <text:s/>0012</text:p>
          </table:table-cell>
          <table:table-cell table:formula="of:=[.$A5]" office:value-type="float" office:value="12.3456" calcext:value-type="float">
            <text:p>format=000,012</text:p>
          </table:table-cell>
          <table:table-cell table:formula="of:=[.$A5]" office:value-type="float" office:value="12.3456" calcext:value-type="float">
            <text:p>format= <text:s text:c="4"/>12</text:p>
          </table:table-cell>
          <table:table-cell table:formula="of:=[.$A5]" office:value-type="float" office:value="12.3456" calcext:value-type="float">
            <text:p>format= <text:s/>0,012</text:p>
          </table:table-cell>
          <table:table-cell table:formula="of:=[.$A5]" office:value-type="float" office:value="12.3456" calcext:value-type="float">
            <text:p>format=012 1/3</text:p>
          </table:table-cell>
          <table:table-cell table:formula="of:=[.$A5]" office:value-type="float" office:value="12.3456" calcext:value-type="float">
            <text:p>format= 12 1/3</text:p>
          </table:table-cell>
          <table:table-cell table:formula="of:=[.$A5]" office:value-type="float" office:value="12.3456" calcext:value-type="float">
            <text:p>format= 12 1/3</text:p>
          </table:table-cell>
          <table:table-cell table:formula="of:=[.$A5]" office:value-type="float" office:value="12.3456" calcext:value-type="float">
            <text:p>format=0,012 1/3</text:p>
          </table:table-cell>
          <table:table-cell table:formula="of:=[.$A5]" office:value-type="float" office:value="12.3456" calcext:value-type="float">
            <text:p>format= <text:s text:c="2"/>12 1/3</text:p>
          </table:table-cell>
          <table:table-cell table:formula="of:=[.$A5]" office:value-type="float" office:value="12.3456" calcext:value-type="float">
            <text:p>format= <text:s text:c="2"/>12 1/3</text:p>
          </table:table-cell>
          <table:table-cell table:formula="of:=[.$A5]" office:value-type="float" office:value="12.3456" calcext:value-type="float">
            <text:p>format=1.235E+01</text:p>
          </table:table-cell>
          <table:table-cell table:formula="of:=[.$A5]" office:value-type="float" office:value="12.3456" calcext:value-type="float">
            <text:p>format=1.235E+01</text:p>
          </table:table-cell>
          <table:table-cell table:formula="of:=[.$A5]" office:value-type="float" office:value="12.3456" calcext:value-type="float">
            <text:p>format=1.235E+01</text:p>
          </table:table-cell>
          <table:table-cell table:formula="of:=[.$A5]" office:value-type="float" office:value="12.3456" calcext:value-type="float">
            <text:p>format=012E+00</text:p>
          </table:table-cell>
          <table:table-cell table:formula="of:=[.$A5]" office:value-type="float" office:value="12.3456" calcext:value-type="float">
            <text:p>format= 12E+00</text:p>
          </table:table-cell>
          <table:table-cell table:formula="of:=[.$A5]" office:value-type="float" office:value="12.3456" calcext:value-type="float">
            <text:p>format= 12E+00</text:p>
          </table:table-cell>
        </table:table-row>
        <table:table-row table:style-name="ro1">
          <table:table-cell table:formula="of:=[.A5]*10" office:value-type="float" office:value="123.456" calcext:value-type="float">
            <text:p>123.456</text:p>
          </table:table-cell>
          <table:table-cell table:formula="of:=[.$A6]" office:value-type="float" office:value="123.456" calcext:value-type="float">
            <text:p>format=000123</text:p>
          </table:table-cell>
          <table:table-cell table:formula="of:=[.$A6]" office:value-type="float" office:value="123.456" calcext:value-type="float">
            <text:p>format= <text:s text:c="2"/>123</text:p>
          </table:table-cell>
          <table:table-cell table:formula="of:=[.$A6]" office:value-type="float" office:value="123.456" calcext:value-type="float">
            <text:p>format= <text:s/>0123</text:p>
          </table:table-cell>
          <table:table-cell table:formula="of:=[.$A6]" office:value-type="float" office:value="123.456" calcext:value-type="float">
            <text:p>format=000,123</text:p>
          </table:table-cell>
          <table:table-cell table:formula="of:=[.$A6]" office:value-type="float" office:value="123.456" calcext:value-type="float">
            <text:p>format= <text:s text:c="3"/>123</text:p>
          </table:table-cell>
          <table:table-cell table:formula="of:=[.$A6]" office:value-type="float" office:value="123.456" calcext:value-type="float">
            <text:p>format= <text:s/>0,123</text:p>
          </table:table-cell>
          <table:table-cell table:formula="of:=[.$A6]" office:value-type="float" office:value="123.456" calcext:value-type="float">
            <text:p>format=123 4/9</text:p>
          </table:table-cell>
          <table:table-cell table:formula="of:=[.$A6]" office:value-type="float" office:value="123.456" calcext:value-type="float">
            <text:p>format=123 4/9</text:p>
          </table:table-cell>
          <table:table-cell table:formula="of:=[.$A6]" office:value-type="float" office:value="123.456" calcext:value-type="float">
            <text:p>format=123 4/9</text:p>
          </table:table-cell>
          <table:table-cell table:formula="of:=[.$A6]" office:value-type="float" office:value="123.456" calcext:value-type="float">
            <text:p>format=0,123 4/9</text:p>
          </table:table-cell>
          <table:table-cell table:formula="of:=[.$A6]" office:value-type="float" office:value="123.456" calcext:value-type="float">
            <text:p>format= <text:s/>123 4/9</text:p>
          </table:table-cell>
          <table:table-cell table:formula="of:=[.$A6]" office:value-type="float" office:value="123.456" calcext:value-type="float">
            <text:p>format= <text:s/>123 4/9</text:p>
          </table:table-cell>
          <table:table-cell table:formula="of:=[.$A6]" office:value-type="float" office:value="123.456" calcext:value-type="float">
            <text:p>format=1.235E+02</text:p>
          </table:table-cell>
          <table:table-cell table:formula="of:=[.$A6]" office:value-type="float" office:value="123.456" calcext:value-type="float">
            <text:p>format=1.235E+02</text:p>
          </table:table-cell>
          <table:table-cell table:formula="of:=[.$A6]" office:value-type="float" office:value="123.456" calcext:value-type="float">
            <text:p>format=1.235E+02</text:p>
          </table:table-cell>
          <table:table-cell table:formula="of:=[.$A6]" office:value-type="float" office:value="123.456" calcext:value-type="float">
            <text:p>format=123E+00</text:p>
          </table:table-cell>
          <table:table-cell table:formula="of:=[.$A6]" office:value-type="float" office:value="123.456" calcext:value-type="float">
            <text:p>format=123E+00</text:p>
          </table:table-cell>
          <table:table-cell table:formula="of:=[.$A6]" office:value-type="float" office:value="123.456" calcext:value-type="float">
            <text:p>format=123E+00</text:p>
          </table:table-cell>
        </table:table-row>
        <table:table-row table:style-name="ro1">
          <table:table-cell table:formula="of:=[.A6]*10" office:value-type="float" office:value="1234.56" calcext:value-type="float">
            <text:p>1234.56</text:p>
          </table:table-cell>
          <table:table-cell table:formula="of:=[.$A7]" office:value-type="float" office:value="1234.56" calcext:value-type="float">
            <text:p>format=001235</text:p>
          </table:table-cell>
          <table:table-cell table:formula="of:=[.$A7]" office:value-type="float" office:value="1234.56" calcext:value-type="float">
            <text:p>format= <text:s/>1235</text:p>
          </table:table-cell>
          <table:table-cell table:formula="of:=[.$A7]" office:value-type="float" office:value="1234.56" calcext:value-type="float">
            <text:p>format= <text:s/>1235</text:p>
          </table:table-cell>
          <table:table-cell table:formula="of:=[.$A7]" office:value-type="float" office:value="1234.56" calcext:value-type="float">
            <text:p>format=001,235</text:p>
          </table:table-cell>
          <table:table-cell table:formula="of:=[.$A7]" office:value-type="float" office:value="1234.56" calcext:value-type="float">
            <text:p>format= <text:s/>1,235</text:p>
          </table:table-cell>
          <table:table-cell table:formula="of:=[.$A7]" office:value-type="float" office:value="1234.56" calcext:value-type="float">
            <text:p>format= <text:s/>1,235</text:p>
          </table:table-cell>
          <table:table-cell table:formula="of:=[.$A7]" office:value-type="float" office:value="1234.56" calcext:value-type="float">
            <text:p>format=1234 5/9</text:p>
          </table:table-cell>
          <table:table-cell table:formula="of:=[.$A7]" office:value-type="float" office:value="1234.56" calcext:value-type="float">
            <text:p>format=1234 5/9</text:p>
          </table:table-cell>
          <table:table-cell table:formula="of:=[.$A7]" office:value-type="float" office:value="1234.56" calcext:value-type="float">
            <text:p>format=1234 5/9</text:p>
          </table:table-cell>
          <table:table-cell table:formula="of:=[.$A7]" office:value-type="float" office:value="1234.56" calcext:value-type="float">
            <text:p>format=1,234 5/9</text:p>
          </table:table-cell>
          <table:table-cell table:formula="of:=[.$A7]" office:value-type="float" office:value="1234.56" calcext:value-type="float">
            <text:p>format=1,234 5/9</text:p>
          </table:table-cell>
          <table:table-cell table:formula="of:=[.$A7]" office:value-type="float" office:value="1234.56" calcext:value-type="float">
            <text:p>format=1,234 5/9</text:p>
          </table:table-cell>
          <table:table-cell table:formula="of:=[.$A7]" office:value-type="float" office:value="1234.56" calcext:value-type="float">
            <text:p>format=1.235E+03</text:p>
          </table:table-cell>
          <table:table-cell table:formula="of:=[.$A7]" office:value-type="float" office:value="1234.56" calcext:value-type="float">
            <text:p>format=1.235E+03</text:p>
          </table:table-cell>
          <table:table-cell table:formula="of:=[.$A7]" office:value-type="float" office:value="1234.56" calcext:value-type="float">
            <text:p>format=1.235E+03</text:p>
          </table:table-cell>
          <table:table-cell table:formula="of:=[.$A7]" office:value-type="float" office:value="1234.56" calcext:value-type="float">
            <text:p>format=001E+03</text:p>
          </table:table-cell>
          <table:table-cell table:formula="of:=[.$A7]" office:value-type="float" office:value="1234.56" calcext:value-type="float">
            <text:p>format= <text:s/>1E+03</text:p>
          </table:table-cell>
          <table:table-cell table:formula="of:=[.$A7]" office:value-type="float" office:value="1234.56" calcext:value-type="float">
            <text:p>format= 01E+03</text:p>
          </table:table-cell>
        </table:table-row>
        <table:table-row table:style-name="ro1">
          <table:table-cell table:formula="of:=[.A7]*10" office:value-type="float" office:value="12345.6" calcext:value-type="float">
            <text:p>12345.6</text:p>
          </table:table-cell>
          <table:table-cell table:formula="of:=[.$A8]" office:value-type="float" office:value="12345.6" calcext:value-type="float">
            <text:p>format=012346</text:p>
          </table:table-cell>
          <table:table-cell table:formula="of:=[.$A8]" office:value-type="float" office:value="12345.6" calcext:value-type="float">
            <text:p>format= 12346</text:p>
          </table:table-cell>
          <table:table-cell table:formula="of:=[.$A8]" office:value-type="float" office:value="12345.6" calcext:value-type="float">
            <text:p>format= 12346</text:p>
          </table:table-cell>
          <table:table-cell table:formula="of:=[.$A8]" office:value-type="float" office:value="12345.6" calcext:value-type="float">
            <text:p>format=012,346</text:p>
          </table:table-cell>
          <table:table-cell table:formula="of:=[.$A8]" office:value-type="float" office:value="12345.6" calcext:value-type="float">
            <text:p>format= 12,346</text:p>
          </table:table-cell>
          <table:table-cell table:formula="of:=[.$A8]" office:value-type="float" office:value="12345.6" calcext:value-type="float">
            <text:p>format= 12,346</text:p>
          </table:table-cell>
          <table:table-cell table:formula="of:=[.$A8]" office:value-type="float" office:value="12345.6" calcext:value-type="float">
            <text:p>format=12345 3/5</text:p>
          </table:table-cell>
          <table:table-cell table:formula="of:=[.$A8]" office:value-type="float" office:value="12345.6" calcext:value-type="float">
            <text:p>format=12345 3/5</text:p>
          </table:table-cell>
          <table:table-cell table:formula="of:=[.$A8]" office:value-type="float" office:value="12345.6" calcext:value-type="float">
            <text:p>format=12345 3/5</text:p>
          </table:table-cell>
          <table:table-cell table:formula="of:=[.$A8]" office:value-type="float" office:value="12345.6" calcext:value-type="float">
            <text:p>format=12,345 3/5</text:p>
          </table:table-cell>
          <table:table-cell table:formula="of:=[.$A8]" office:value-type="float" office:value="12345.6" calcext:value-type="float">
            <text:p>format=12,345 3/5</text:p>
          </table:table-cell>
          <table:table-cell table:formula="of:=[.$A8]" office:value-type="float" office:value="12345.6" calcext:value-type="float">
            <text:p>format=12,345 3/5</text:p>
          </table:table-cell>
          <table:table-cell table:formula="of:=[.$A8]" office:value-type="float" office:value="12345.6" calcext:value-type="float">
            <text:p>format=1.235E+04</text:p>
          </table:table-cell>
          <table:table-cell table:formula="of:=[.$A8]" office:value-type="float" office:value="12345.6" calcext:value-type="float">
            <text:p>format=1.235E+04</text:p>
          </table:table-cell>
          <table:table-cell table:formula="of:=[.$A8]" office:value-type="float" office:value="12345.6" calcext:value-type="float">
            <text:p>format=1.235E+04</text:p>
          </table:table-cell>
          <table:table-cell table:formula="of:=[.$A8]" office:value-type="float" office:value="12345.6" calcext:value-type="float">
            <text:p>format=012E+03</text:p>
          </table:table-cell>
          <table:table-cell table:formula="of:=[.$A8]" office:value-type="float" office:value="12345.6" calcext:value-type="float">
            <text:p>format= 12E+03</text:p>
          </table:table-cell>
          <table:table-cell table:formula="of:=[.$A8]" office:value-type="float" office:value="12345.6" calcext:value-type="float">
            <text:p>format= 12E+03</text:p>
          </table:table-cell>
        </table:table-row>
        <table:table-row table:style-name="ro1">
          <table:table-cell table:formula="of:=[.A8]*10" office:value-type="float" office:value="123456" calcext:value-type="float">
            <text:p>123456</text:p>
          </table:table-cell>
          <table:table-cell table:formula="of:=[.$A9]" office:value-type="float" office:value="123456" calcext:value-type="float">
            <text:p>format=123456</text:p>
          </table:table-cell>
          <table:table-cell table:formula="of:=[.$A9]" office:value-type="float" office:value="123456" calcext:value-type="float">
            <text:p>format=123456</text:p>
          </table:table-cell>
          <table:table-cell table:formula="of:=[.$A9]" office:value-type="float" office:value="123456" calcext:value-type="float">
            <text:p>format=123456</text:p>
          </table:table-cell>
          <table:table-cell table:formula="of:=[.$A9]" office:value-type="float" office:value="123456" calcext:value-type="float">
            <text:p>format=123,456</text:p>
          </table:table-cell>
          <table:table-cell table:formula="of:=[.$A9]" office:value-type="float" office:value="123456" calcext:value-type="float">
            <text:p>format=123,456</text:p>
          </table:table-cell>
          <table:table-cell table:formula="of:=[.$A9]" office:value-type="float" office:value="123456" calcext:value-type="float">
            <text:p>format=123,456</text:p>
          </table:table-cell>
          <table:table-cell table:formula="of:=[.$A9]" office:value-type="float" office:value="123456" calcext:value-type="float">
            <text:p>format=123456 <text:s text:c="3"/></text:p>
          </table:table-cell>
          <table:table-cell table:formula="of:=[.$A9]" office:value-type="float" office:value="123456" calcext:value-type="float">
            <text:p>format=123456 <text:s text:c="3"/></text:p>
          </table:table-cell>
          <table:table-cell table:formula="of:=[.$A9]" office:value-type="float" office:value="123456" calcext:value-type="float">
            <text:p>format=123456 <text:s text:c="3"/></text:p>
          </table:table-cell>
          <table:table-cell table:formula="of:=[.$A9]" office:value-type="float" office:value="123456" calcext:value-type="float">
            <text:p>format=123,456 <text:s text:c="3"/></text:p>
          </table:table-cell>
          <table:table-cell table:formula="of:=[.$A9]" office:value-type="float" office:value="123456" calcext:value-type="float">
            <text:p>format=123,456 <text:s text:c="3"/></text:p>
          </table:table-cell>
          <table:table-cell table:formula="of:=[.$A9]" office:value-type="float" office:value="123456" calcext:value-type="float">
            <text:p>format=123,456 <text:s text:c="3"/></text:p>
          </table:table-cell>
          <table:table-cell table:formula="of:=[.$A9]" office:value-type="float" office:value="123456" calcext:value-type="float">
            <text:p>format=1.235E+05</text:p>
          </table:table-cell>
          <table:table-cell table:formula="of:=[.$A9]" office:value-type="float" office:value="123456" calcext:value-type="float">
            <text:p>format=1.235E+05</text:p>
          </table:table-cell>
          <table:table-cell table:formula="of:=[.$A9]" office:value-type="float" office:value="123456" calcext:value-type="float">
            <text:p>format=1.235E+05</text:p>
          </table:table-cell>
          <table:table-cell table:formula="of:=[.$A9]" office:value-type="float" office:value="123456" calcext:value-type="float">
            <text:p>format=123E+03</text:p>
          </table:table-cell>
          <table:table-cell table:formula="of:=[.$A9]" office:value-type="float" office:value="123456" calcext:value-type="float">
            <text:p>format=123E+03</text:p>
          </table:table-cell>
          <table:table-cell table:formula="of:=[.$A9]" office:value-type="float" office:value="123456" calcext:value-type="float">
            <text:p>format=123E+03</text:p>
          </table:table-cell>
        </table:table-row>
        <table:table-row table:style-name="ro1">
          <table:table-cell table:formula="of:=[.A9]*10" office:value-type="float" office:value="1234560" calcext:value-type="float">
            <text:p>1234560</text:p>
          </table:table-cell>
          <table:table-cell table:formula="of:=[.$A10]" office:value-type="float" office:value="1234560" calcext:value-type="float">
            <text:p>format=1234560</text:p>
          </table:table-cell>
          <table:table-cell table:formula="of:=[.$A10]" office:value-type="float" office:value="1234560" calcext:value-type="float">
            <text:p>format=1234560</text:p>
          </table:table-cell>
          <table:table-cell table:formula="of:=[.$A10]" office:value-type="float" office:value="1234560" calcext:value-type="float">
            <text:p>format=1234560</text:p>
          </table:table-cell>
          <table:table-cell table:formula="of:=[.$A10]" office:value-type="float" office:value="1234560" calcext:value-type="float">
            <text:p>format=1,234,560</text:p>
          </table:table-cell>
          <table:table-cell table:formula="of:=[.$A10]" office:value-type="float" office:value="1234560" calcext:value-type="float">
            <text:p>format=1,234,560</text:p>
          </table:table-cell>
          <table:table-cell table:formula="of:=[.$A10]" office:value-type="float" office:value="1234560" calcext:value-type="float">
            <text:p>format=1,234,560</text:p>
          </table:table-cell>
          <table:table-cell table:formula="of:=[.$A10]" office:value-type="float" office:value="1234560" calcext:value-type="float">
            <text:p>format=1234560 <text:s text:c="3"/></text:p>
          </table:table-cell>
          <table:table-cell table:formula="of:=[.$A10]" office:value-type="float" office:value="1234560" calcext:value-type="float">
            <text:p>format=1234560 <text:s text:c="3"/></text:p>
          </table:table-cell>
          <table:table-cell table:formula="of:=[.$A10]" office:value-type="float" office:value="1234560" calcext:value-type="float">
            <text:p>format=1234560 <text:s text:c="3"/></text:p>
          </table:table-cell>
          <table:table-cell table:formula="of:=[.$A10]" office:value-type="float" office:value="1234560" calcext:value-type="float">
            <text:p>format=1,234,560 <text:s text:c="3"/></text:p>
          </table:table-cell>
          <table:table-cell table:formula="of:=[.$A10]" office:value-type="float" office:value="1234560" calcext:value-type="float">
            <text:p>format=1,234,560 <text:s text:c="3"/></text:p>
          </table:table-cell>
          <table:table-cell table:formula="of:=[.$A10]" office:value-type="float" office:value="1234560" calcext:value-type="float">
            <text:p>format=1,234,560 <text:s text:c="3"/></text:p>
          </table:table-cell>
          <table:table-cell table:formula="of:=[.$A10]" office:value-type="float" office:value="1234560" calcext:value-type="float">
            <text:p>format=1.235E+06</text:p>
          </table:table-cell>
          <table:table-cell table:formula="of:=[.$A10]" office:value-type="float" office:value="1234560" calcext:value-type="float">
            <text:p>format=1.235E+06</text:p>
          </table:table-cell>
          <table:table-cell table:formula="of:=[.$A10]" office:value-type="float" office:value="1234560" calcext:value-type="float">
            <text:p>format=1.235E+06</text:p>
          </table:table-cell>
          <table:table-cell table:formula="of:=[.$A10]" office:value-type="float" office:value="1234560" calcext:value-type="float">
            <text:p>format=001E+06</text:p>
          </table:table-cell>
          <table:table-cell table:formula="of:=[.$A10]" office:value-type="float" office:value="1234560" calcext:value-type="float">
            <text:p>format= <text:s/>1E+06</text:p>
          </table:table-cell>
          <table:table-cell table:formula="of:=[.$A10]" office:value-type="float" office:value="1234560" calcext:value-type="float">
            <text:p>format= 01E+06</text:p>
          </table:table-cell>
        </table:table-row>
        <table:table-row table:style-name="ro1">
          <table:table-cell table:formula="of:=[.A10]*10" office:value-type="float" office:value="12345600" calcext:value-type="float">
            <text:p>12345600</text:p>
          </table:table-cell>
          <table:table-cell table:formula="of:=[.$A11]" office:value-type="float" office:value="12345600" calcext:value-type="float">
            <text:p>format=12345600</text:p>
          </table:table-cell>
          <table:table-cell table:formula="of:=[.$A11]" office:value-type="float" office:value="12345600" calcext:value-type="float">
            <text:p>format=12345600</text:p>
          </table:table-cell>
          <table:table-cell table:formula="of:=[.$A11]" office:value-type="float" office:value="12345600" calcext:value-type="float">
            <text:p>format=12345600</text:p>
          </table:table-cell>
          <table:table-cell table:formula="of:=[.$A11]" office:value-type="float" office:value="12345600" calcext:value-type="float">
            <text:p>format=12,345,600</text:p>
          </table:table-cell>
          <table:table-cell table:formula="of:=[.$A11]" office:value-type="float" office:value="12345600" calcext:value-type="float">
            <text:p>format=12,345,600</text:p>
          </table:table-cell>
          <table:table-cell table:formula="of:=[.$A11]" office:value-type="float" office:value="12345600" calcext:value-type="float">
            <text:p>format=12,345,600</text:p>
          </table:table-cell>
          <table:table-cell table:formula="of:=[.$A11]" office:value-type="float" office:value="12345600" calcext:value-type="float">
            <text:p>format=12345600 <text:s text:c="3"/></text:p>
          </table:table-cell>
          <table:table-cell table:formula="of:=[.$A11]" office:value-type="float" office:value="12345600" calcext:value-type="float">
            <text:p>format=12345600 <text:s text:c="3"/></text:p>
          </table:table-cell>
          <table:table-cell table:formula="of:=[.$A11]" office:value-type="float" office:value="12345600" calcext:value-type="float">
            <text:p>format=12345600 <text:s text:c="3"/></text:p>
          </table:table-cell>
          <table:table-cell table:formula="of:=[.$A11]" office:value-type="float" office:value="12345600" calcext:value-type="float">
            <text:p>format=12,345,600 <text:s text:c="3"/></text:p>
          </table:table-cell>
          <table:table-cell table:formula="of:=[.$A11]" office:value-type="float" office:value="12345600" calcext:value-type="float">
            <text:p>format=12,345,600 <text:s text:c="3"/></text:p>
          </table:table-cell>
          <table:table-cell table:formula="of:=[.$A11]" office:value-type="float" office:value="12345600" calcext:value-type="float">
            <text:p>format=12,345,600 <text:s text:c="3"/></text:p>
          </table:table-cell>
          <table:table-cell table:formula="of:=[.$A11]" office:value-type="float" office:value="12345600" calcext:value-type="float">
            <text:p>format=1.235E+07</text:p>
          </table:table-cell>
          <table:table-cell table:formula="of:=[.$A11]" office:value-type="float" office:value="12345600" calcext:value-type="float">
            <text:p>format=1.235E+07</text:p>
          </table:table-cell>
          <table:table-cell table:formula="of:=[.$A11]" office:value-type="float" office:value="12345600" calcext:value-type="float">
            <text:p>format=1.235E+07</text:p>
          </table:table-cell>
          <table:table-cell table:formula="of:=[.$A11]" office:value-type="float" office:value="12345600" calcext:value-type="float">
            <text:p>format=012E+06</text:p>
          </table:table-cell>
          <table:table-cell table:formula="of:=[.$A11]" office:value-type="float" office:value="12345600" calcext:value-type="float">
            <text:p>format= 12E+06</text:p>
          </table:table-cell>
          <table:table-cell table:formula="of:=[.$A11]" office:value-type="float" office:value="12345600" calcext:value-type="float">
            <text:p>format= 12E+06</text:p>
          </table:table-cell>
        </table:table-row>
        <table:table-row table:style-name="ro1">
          <table:table-cell table:formula="of:=-[.A3]" office:value-type="float" office:value="-0.123456" calcext:value-type="float">
            <text:p>-0.123456</text:p>
          </table:table-cell>
          <table:table-cell table:formula="of:=[.$A12]" office:value-type="float" office:value="-0.123456" calcext:value-type="float">
            <text:p>format=000000</text:p>
          </table:table-cell>
          <table:table-cell table:formula="of:=[.$A12]" office:value-type="float" office:value="-0.123456" calcext:value-type="float">
            <text:p>format= <text:s text:c="5"/></text:p>
          </table:table-cell>
          <table:table-cell table:formula="of:=[.$A12]" office:value-type="float" office:value="-0.123456" calcext:value-type="float">
            <text:p>format= <text:s/>0000</text:p>
          </table:table-cell>
          <table:table-cell table:formula="of:=[.$A12]" office:value-type="float" office:value="-0.123456" calcext:value-type="float">
            <text:p>format=000,000</text:p>
          </table:table-cell>
          <table:table-cell table:formula="of:=[.$A12]" office:value-type="float" office:value="-0.123456" calcext:value-type="float">
            <text:p>format= <text:s text:c="6"/></text:p>
          </table:table-cell>
          <table:table-cell table:formula="of:=[.$A12]" office:value-type="float" office:value="-0.123456" calcext:value-type="float">
            <text:p>format= <text:s/>0,000</text:p>
          </table:table-cell>
          <table:table-cell table:formula="of:=[.$A12]" office:value-type="float" office:value="-0.123456" calcext:value-type="float">
            <text:p>-format=000 1/8</text:p>
          </table:table-cell>
          <table:table-cell table:formula="of:=[.$A12]" office:value-type="float" office:value="-0.123456" calcext:value-type="float">
            <text:p>-format= <text:s text:c="3"/>1/8</text:p>
          </table:table-cell>
          <table:table-cell table:formula="of:=[.$A12]" office:value-type="float" office:value="-0.123456" calcext:value-type="float">
            <text:p>-format= 00 1/8</text:p>
          </table:table-cell>
          <table:table-cell table:formula="of:=[.$A12]" office:value-type="float" office:value="-0.123456" calcext:value-type="float">
            <text:p>-format=0,000 1/8</text:p>
          </table:table-cell>
          <table:table-cell table:formula="of:=[.$A12]" office:value-type="float" office:value="-0.123456" calcext:value-type="float">
            <text:p>-format= <text:s text:c="5"/>1/8</text:p>
          </table:table-cell>
          <table:table-cell table:formula="of:=[.$A12]" office:value-type="float" office:value="-0.123456" calcext:value-type="float">
            <text:p>-format= <text:s text:c="2"/>00 1/8</text:p>
          </table:table-cell>
          <table:table-cell table:formula="of:=[.$A12]" office:value-type="float" office:value="-0.123456" calcext:value-type="float">
            <text:p>-format=1.235E-01</text:p>
          </table:table-cell>
          <table:table-cell table:formula="of:=[.$A12]" office:value-type="float" office:value="-0.123456" calcext:value-type="float">
            <text:p>-format=1.235E-01</text:p>
          </table:table-cell>
          <table:table-cell table:formula="of:=[.$A12]" office:value-type="float" office:value="-0.123456" calcext:value-type="float">
            <text:p>-format=1.235E-01</text:p>
          </table:table-cell>
          <table:table-cell table:formula="of:=[.$A12]" office:value-type="float" office:value="-0.123456" calcext:value-type="float">
            <text:p>-format=123E-03</text:p>
          </table:table-cell>
          <table:table-cell table:formula="of:=[.$A12]" office:value-type="float" office:value="-0.123456" calcext:value-type="float">
            <text:p>-format=123E-03</text:p>
          </table:table-cell>
          <table:table-cell table:formula="of:=[.$A12]" office:value-type="float" office:value="-0.123456" calcext:value-type="float">
            <text:p>-format=123E-03</text:p>
          </table:table-cell>
        </table:table-row>
        <table:table-row table:style-name="ro1">
          <table:table-cell table:formula="of:=[.A12]*10" office:value-type="float" office:value="-1.23456" calcext:value-type="float">
            <text:p>-1.23456</text:p>
          </table:table-cell>
          <table:table-cell table:formula="of:=[.$A13]" office:value-type="float" office:value="-1.23456" calcext:value-type="float">
            <text:p>-format=000001</text:p>
          </table:table-cell>
          <table:table-cell table:formula="of:=[.$A13]" office:value-type="float" office:value="-1.23456" calcext:value-type="float">
            <text:p>-format= <text:s text:c="4"/>1</text:p>
          </table:table-cell>
          <table:table-cell table:formula="of:=[.$A13]" office:value-type="float" office:value="-1.23456" calcext:value-type="float">
            <text:p>-format= <text:s/>0001</text:p>
          </table:table-cell>
          <table:table-cell table:formula="of:=[.$A13]" office:value-type="float" office:value="-1.23456" calcext:value-type="float">
            <text:p>-format=000,001</text:p>
          </table:table-cell>
          <table:table-cell table:formula="of:=[.$A13]" office:value-type="float" office:value="-1.23456" calcext:value-type="float">
            <text:p>-format= <text:s text:c="5"/>1</text:p>
          </table:table-cell>
          <table:table-cell table:formula="of:=[.$A13]" office:value-type="float" office:value="-1.23456" calcext:value-type="float">
            <text:p>-format= <text:s/>0,001</text:p>
          </table:table-cell>
          <table:table-cell table:formula="of:=[.$A13]" office:value-type="float" office:value="-1.23456" calcext:value-type="float">
            <text:p>-format=001 2/9</text:p>
          </table:table-cell>
          <table:table-cell table:formula="of:=[.$A13]" office:value-type="float" office:value="-1.23456" calcext:value-type="float">
            <text:p>-format= <text:s/>1 2/9</text:p>
          </table:table-cell>
          <table:table-cell table:formula="of:=[.$A13]" office:value-type="float" office:value="-1.23456" calcext:value-type="float">
            <text:p>-format= 01 2/9</text:p>
          </table:table-cell>
          <table:table-cell table:formula="of:=[.$A13]" office:value-type="float" office:value="-1.23456" calcext:value-type="float">
            <text:p>-format=0,001 2/9</text:p>
          </table:table-cell>
          <table:table-cell table:formula="of:=[.$A13]" office:value-type="float" office:value="-1.23456" calcext:value-type="float">
            <text:p>-format= <text:s text:c="3"/>1 2/9</text:p>
          </table:table-cell>
          <table:table-cell table:formula="of:=[.$A13]" office:value-type="float" office:value="-1.23456" calcext:value-type="float">
            <text:p>-format= <text:s text:c="2"/>01 2/9</text:p>
          </table:table-cell>
          <table:table-cell table:formula="of:=[.$A13]" office:value-type="float" office:value="-1.23456" calcext:value-type="float">
            <text:p>-format=1.235E+00</text:p>
          </table:table-cell>
          <table:table-cell table:formula="of:=[.$A13]" office:value-type="float" office:value="-1.23456" calcext:value-type="float">
            <text:p>-format=1.235E+00</text:p>
          </table:table-cell>
          <table:table-cell table:formula="of:=[.$A13]" office:value-type="float" office:value="-1.23456" calcext:value-type="float">
            <text:p>-format=1.235E+00</text:p>
          </table:table-cell>
          <table:table-cell table:formula="of:=[.$A13]" office:value-type="float" office:value="-1.23456" calcext:value-type="float">
            <text:p>-format=001E+00</text:p>
          </table:table-cell>
          <table:table-cell table:formula="of:=[.$A13]" office:value-type="float" office:value="-1.23456" calcext:value-type="float">
            <text:p>-format= <text:s/>1E+00</text:p>
          </table:table-cell>
          <table:table-cell table:formula="of:=[.$A13]" office:value-type="float" office:value="-1.23456" calcext:value-type="float">
            <text:p>-format= 01E+00</text:p>
          </table:table-cell>
        </table:table-row>
        <table:table-row table:style-name="ro1">
          <table:table-cell table:formula="of:=[.A13]*10" office:value-type="float" office:value="-12.3456" calcext:value-type="float">
            <text:p>-12.3456</text:p>
          </table:table-cell>
          <table:table-cell table:formula="of:=[.$A14]" office:value-type="float" office:value="-12.3456" calcext:value-type="float">
            <text:p>-format=000012</text:p>
          </table:table-cell>
          <table:table-cell table:formula="of:=[.$A14]" office:value-type="float" office:value="-12.3456" calcext:value-type="float">
            <text:p>-format= <text:s text:c="3"/>12</text:p>
          </table:table-cell>
          <table:table-cell table:formula="of:=[.$A14]" office:value-type="float" office:value="-12.3456" calcext:value-type="float">
            <text:p>-format= <text:s/>0012</text:p>
          </table:table-cell>
          <table:table-cell table:formula="of:=[.$A14]" office:value-type="float" office:value="-12.3456" calcext:value-type="float">
            <text:p>-format=000,012</text:p>
          </table:table-cell>
          <table:table-cell table:formula="of:=[.$A14]" office:value-type="float" office:value="-12.3456" calcext:value-type="float">
            <text:p>-format= <text:s text:c="4"/>12</text:p>
          </table:table-cell>
          <table:table-cell table:formula="of:=[.$A14]" office:value-type="float" office:value="-12.3456" calcext:value-type="float">
            <text:p>-format= <text:s/>0,012</text:p>
          </table:table-cell>
          <table:table-cell table:formula="of:=[.$A14]" office:value-type="float" office:value="-12.3456" calcext:value-type="float">
            <text:p>-format=012 1/3</text:p>
          </table:table-cell>
          <table:table-cell table:formula="of:=[.$A14]" office:value-type="float" office:value="-12.3456" calcext:value-type="float">
            <text:p>-format= 12 1/3</text:p>
          </table:table-cell>
          <table:table-cell table:formula="of:=[.$A14]" office:value-type="float" office:value="-12.3456" calcext:value-type="float">
            <text:p>-format= 12 1/3</text:p>
          </table:table-cell>
          <table:table-cell table:formula="of:=[.$A14]" office:value-type="float" office:value="-12.3456" calcext:value-type="float">
            <text:p>-format=0,012 1/3</text:p>
          </table:table-cell>
          <table:table-cell table:formula="of:=[.$A14]" office:value-type="float" office:value="-12.3456" calcext:value-type="float">
            <text:p>-format= <text:s text:c="2"/>12 1/3</text:p>
          </table:table-cell>
          <table:table-cell table:formula="of:=[.$A14]" office:value-type="float" office:value="-12.3456" calcext:value-type="float">
            <text:p>-format= <text:s text:c="2"/>12 1/3</text:p>
          </table:table-cell>
          <table:table-cell table:formula="of:=[.$A14]" office:value-type="float" office:value="-12.3456" calcext:value-type="float">
            <text:p>-format=1.235E+01</text:p>
          </table:table-cell>
          <table:table-cell table:formula="of:=[.$A14]" office:value-type="float" office:value="-12.3456" calcext:value-type="float">
            <text:p>-format=1.235E+01</text:p>
          </table:table-cell>
          <table:table-cell table:formula="of:=[.$A14]" office:value-type="float" office:value="-12.3456" calcext:value-type="float">
            <text:p>-format=1.235E+01</text:p>
          </table:table-cell>
          <table:table-cell table:formula="of:=[.$A14]" office:value-type="float" office:value="-12.3456" calcext:value-type="float">
            <text:p>-format=012E+00</text:p>
          </table:table-cell>
          <table:table-cell table:formula="of:=[.$A14]" office:value-type="float" office:value="-12.3456" calcext:value-type="float">
            <text:p>-format= 12E+00</text:p>
          </table:table-cell>
          <table:table-cell table:formula="of:=[.$A14]" office:value-type="float" office:value="-12.3456" calcext:value-type="float">
            <text:p>-format= 12E+00</text:p>
          </table:table-cell>
        </table:table-row>
        <table:table-row table:style-name="ro1">
          <table:table-cell table:formula="of:=[.A14]*10" office:value-type="float" office:value="-123.456" calcext:value-type="float">
            <text:p>-123.456</text:p>
          </table:table-cell>
          <table:table-cell table:formula="of:=[.$A15]" office:value-type="float" office:value="-123.456" calcext:value-type="float">
            <text:p>-format=000123</text:p>
          </table:table-cell>
          <table:table-cell table:formula="of:=[.$A15]" office:value-type="float" office:value="-123.456" calcext:value-type="float">
            <text:p>-format= <text:s text:c="2"/>123</text:p>
          </table:table-cell>
          <table:table-cell table:formula="of:=[.$A15]" office:value-type="float" office:value="-123.456" calcext:value-type="float">
            <text:p>-format= <text:s/>0123</text:p>
          </table:table-cell>
          <table:table-cell table:formula="of:=[.$A15]" office:value-type="float" office:value="-123.456" calcext:value-type="float">
            <text:p>-format=000,123</text:p>
          </table:table-cell>
          <table:table-cell table:formula="of:=[.$A15]" office:value-type="float" office:value="-123.456" calcext:value-type="float">
            <text:p>-format= <text:s text:c="3"/>123</text:p>
          </table:table-cell>
          <table:table-cell table:formula="of:=[.$A15]" office:value-type="float" office:value="-123.456" calcext:value-type="float">
            <text:p>-format= <text:s/>0,123</text:p>
          </table:table-cell>
          <table:table-cell table:formula="of:=[.$A15]" office:value-type="float" office:value="-123.456" calcext:value-type="float">
            <text:p>-format=123 4/9</text:p>
          </table:table-cell>
          <table:table-cell table:formula="of:=[.$A15]" office:value-type="float" office:value="-123.456" calcext:value-type="float">
            <text:p>-format=123 4/9</text:p>
          </table:table-cell>
          <table:table-cell table:formula="of:=[.$A15]" office:value-type="float" office:value="-123.456" calcext:value-type="float">
            <text:p>-format=123 4/9</text:p>
          </table:table-cell>
          <table:table-cell table:formula="of:=[.$A15]" office:value-type="float" office:value="-123.456" calcext:value-type="float">
            <text:p>-format=0,123 4/9</text:p>
          </table:table-cell>
          <table:table-cell table:formula="of:=[.$A15]" office:value-type="float" office:value="-123.456" calcext:value-type="float">
            <text:p>-format= <text:s/>123 4/9</text:p>
          </table:table-cell>
          <table:table-cell table:formula="of:=[.$A15]" office:value-type="float" office:value="-123.456" calcext:value-type="float">
            <text:p>-format= <text:s/>123 4/9</text:p>
          </table:table-cell>
          <table:table-cell table:formula="of:=[.$A15]" office:value-type="float" office:value="-123.456" calcext:value-type="float">
            <text:p>-format=1.235E+02</text:p>
          </table:table-cell>
          <table:table-cell table:formula="of:=[.$A15]" office:value-type="float" office:value="-123.456" calcext:value-type="float">
            <text:p>-format=1.235E+02</text:p>
          </table:table-cell>
          <table:table-cell table:formula="of:=[.$A15]" office:value-type="float" office:value="-123.456" calcext:value-type="float">
            <text:p>-format=1.235E+02</text:p>
          </table:table-cell>
          <table:table-cell table:formula="of:=[.$A15]" office:value-type="float" office:value="-123.456" calcext:value-type="float">
            <text:p>-format=123E+00</text:p>
          </table:table-cell>
          <table:table-cell table:formula="of:=[.$A15]" office:value-type="float" office:value="-123.456" calcext:value-type="float">
            <text:p>-format=123E+00</text:p>
          </table:table-cell>
          <table:table-cell table:formula="of:=[.$A15]" office:value-type="float" office:value="-123.456" calcext:value-type="float">
            <text:p>-format=123E+00</text:p>
          </table:table-cell>
        </table:table-row>
        <table:table-row table:style-name="ro1">
          <table:table-cell table:formula="of:=[.A15]*10" office:value-type="float" office:value="-1234.56" calcext:value-type="float">
            <text:p>-1234.56</text:p>
          </table:table-cell>
          <table:table-cell table:formula="of:=[.$A16]" office:value-type="float" office:value="-1234.56" calcext:value-type="float">
            <text:p>-format=001235</text:p>
          </table:table-cell>
          <table:table-cell table:formula="of:=[.$A16]" office:value-type="float" office:value="-1234.56" calcext:value-type="float">
            <text:p>-format= <text:s/>1235</text:p>
          </table:table-cell>
          <table:table-cell table:formula="of:=[.$A16]" office:value-type="float" office:value="-1234.56" calcext:value-type="float">
            <text:p>-format= <text:s/>1235</text:p>
          </table:table-cell>
          <table:table-cell table:formula="of:=[.$A16]" office:value-type="float" office:value="-1234.56" calcext:value-type="float">
            <text:p>-format=001,235</text:p>
          </table:table-cell>
          <table:table-cell table:formula="of:=[.$A16]" office:value-type="float" office:value="-1234.56" calcext:value-type="float">
            <text:p>-format= <text:s/>1,235</text:p>
          </table:table-cell>
          <table:table-cell table:formula="of:=[.$A16]" office:value-type="float" office:value="-1234.56" calcext:value-type="float">
            <text:p>-format= <text:s/>1,235</text:p>
          </table:table-cell>
          <table:table-cell table:formula="of:=[.$A16]" office:value-type="float" office:value="-1234.56" calcext:value-type="float">
            <text:p>-format=1234 5/9</text:p>
          </table:table-cell>
          <table:table-cell table:formula="of:=[.$A16]" office:value-type="float" office:value="-1234.56" calcext:value-type="float">
            <text:p>-format=1234 5/9</text:p>
          </table:table-cell>
          <table:table-cell table:formula="of:=[.$A16]" office:value-type="float" office:value="-1234.56" calcext:value-type="float">
            <text:p>-format=1234 5/9</text:p>
          </table:table-cell>
          <table:table-cell table:formula="of:=[.$A16]" office:value-type="float" office:value="-1234.56" calcext:value-type="float">
            <text:p>-format=1,234 5/9</text:p>
          </table:table-cell>
          <table:table-cell table:formula="of:=[.$A16]" office:value-type="float" office:value="-1234.56" calcext:value-type="float">
            <text:p>-format=1,234 5/9</text:p>
          </table:table-cell>
          <table:table-cell table:formula="of:=[.$A16]" office:value-type="float" office:value="-1234.56" calcext:value-type="float">
            <text:p>-format=1,234 5/9</text:p>
          </table:table-cell>
          <table:table-cell table:formula="of:=[.$A16]" office:value-type="float" office:value="-1234.56" calcext:value-type="float">
            <text:p>-format=1.235E+03</text:p>
          </table:table-cell>
          <table:table-cell table:formula="of:=[.$A16]" office:value-type="float" office:value="-1234.56" calcext:value-type="float">
            <text:p>-format=1.235E+03</text:p>
          </table:table-cell>
          <table:table-cell table:formula="of:=[.$A16]" office:value-type="float" office:value="-1234.56" calcext:value-type="float">
            <text:p>-format=1.235E+03</text:p>
          </table:table-cell>
          <table:table-cell table:formula="of:=[.$A16]" office:value-type="float" office:value="-1234.56" calcext:value-type="float">
            <text:p>-format=001E+03</text:p>
          </table:table-cell>
          <table:table-cell table:formula="of:=[.$A16]" office:value-type="float" office:value="-1234.56" calcext:value-type="float">
            <text:p>-format= <text:s/>1E+03</text:p>
          </table:table-cell>
          <table:table-cell table:formula="of:=[.$A16]" office:value-type="float" office:value="-1234.56" calcext:value-type="float">
            <text:p>-format= 01E+03</text:p>
          </table:table-cell>
        </table:table-row>
        <table:table-row table:style-name="ro1">
          <table:table-cell table:formula="of:=[.A16]*10" office:value-type="float" office:value="-12345.6" calcext:value-type="float">
            <text:p>-12345.6</text:p>
          </table:table-cell>
          <table:table-cell table:formula="of:=[.$A17]" office:value-type="float" office:value="-12345.6" calcext:value-type="float">
            <text:p>-format=012346</text:p>
          </table:table-cell>
          <table:table-cell table:formula="of:=[.$A17]" office:value-type="float" office:value="-12345.6" calcext:value-type="float">
            <text:p>-format= 12346</text:p>
          </table:table-cell>
          <table:table-cell table:formula="of:=[.$A17]" office:value-type="float" office:value="-12345.6" calcext:value-type="float">
            <text:p>-format= 12346</text:p>
          </table:table-cell>
          <table:table-cell table:formula="of:=[.$A17]" office:value-type="float" office:value="-12345.6" calcext:value-type="float">
            <text:p>-format=012,346</text:p>
          </table:table-cell>
          <table:table-cell table:formula="of:=[.$A17]" office:value-type="float" office:value="-12345.6" calcext:value-type="float">
            <text:p>-format= 12,346</text:p>
          </table:table-cell>
          <table:table-cell table:formula="of:=[.$A17]" office:value-type="float" office:value="-12345.6" calcext:value-type="float">
            <text:p>-format= 12,346</text:p>
          </table:table-cell>
          <table:table-cell table:formula="of:=[.$A17]" office:value-type="float" office:value="-12345.6" calcext:value-type="float">
            <text:p>-format=12345 3/5</text:p>
          </table:table-cell>
          <table:table-cell table:formula="of:=[.$A17]" office:value-type="float" office:value="-12345.6" calcext:value-type="float">
            <text:p>-format=12345 3/5</text:p>
          </table:table-cell>
          <table:table-cell table:formula="of:=[.$A17]" office:value-type="float" office:value="-12345.6" calcext:value-type="float">
            <text:p>-format=12345 3/5</text:p>
          </table:table-cell>
          <table:table-cell table:formula="of:=[.$A17]" office:value-type="float" office:value="-12345.6" calcext:value-type="float">
            <text:p>-format=12,345 3/5</text:p>
          </table:table-cell>
          <table:table-cell table:formula="of:=[.$A17]" office:value-type="float" office:value="-12345.6" calcext:value-type="float">
            <text:p>-format=12,345 3/5</text:p>
          </table:table-cell>
          <table:table-cell table:formula="of:=[.$A17]" office:value-type="float" office:value="-12345.6" calcext:value-type="float">
            <text:p>-format=12,345 3/5</text:p>
          </table:table-cell>
          <table:table-cell table:formula="of:=[.$A17]" office:value-type="float" office:value="-12345.6" calcext:value-type="float">
            <text:p>-format=1.235E+04</text:p>
          </table:table-cell>
          <table:table-cell table:formula="of:=[.$A17]" office:value-type="float" office:value="-12345.6" calcext:value-type="float">
            <text:p>-format=1.235E+04</text:p>
          </table:table-cell>
          <table:table-cell table:formula="of:=[.$A17]" office:value-type="float" office:value="-12345.6" calcext:value-type="float">
            <text:p>-format=1.235E+04</text:p>
          </table:table-cell>
          <table:table-cell table:formula="of:=[.$A17]" office:value-type="float" office:value="-12345.6" calcext:value-type="float">
            <text:p>-format=012E+03</text:p>
          </table:table-cell>
          <table:table-cell table:formula="of:=[.$A17]" office:value-type="float" office:value="-12345.6" calcext:value-type="float">
            <text:p>-format= 12E+03</text:p>
          </table:table-cell>
          <table:table-cell table:formula="of:=[.$A17]" office:value-type="float" office:value="-12345.6" calcext:value-type="float">
            <text:p>-format= 12E+03</text:p>
          </table:table-cell>
        </table:table-row>
        <table:table-row table:style-name="ro1">
          <table:table-cell table:formula="of:=[.A17]*10" office:value-type="float" office:value="-123456" calcext:value-type="float">
            <text:p>-123456</text:p>
          </table:table-cell>
          <table:table-cell table:formula="of:=[.$A18]" office:value-type="float" office:value="-123456" calcext:value-type="float">
            <text:p>-format=123456</text:p>
          </table:table-cell>
          <table:table-cell table:formula="of:=[.$A18]" office:value-type="float" office:value="-123456" calcext:value-type="float">
            <text:p>-format=123456</text:p>
          </table:table-cell>
          <table:table-cell table:formula="of:=[.$A18]" office:value-type="float" office:value="-123456" calcext:value-type="float">
            <text:p>-format=123456</text:p>
          </table:table-cell>
          <table:table-cell table:formula="of:=[.$A18]" office:value-type="float" office:value="-123456" calcext:value-type="float">
            <text:p>-format=123,456</text:p>
          </table:table-cell>
          <table:table-cell table:formula="of:=[.$A18]" office:value-type="float" office:value="-123456" calcext:value-type="float">
            <text:p>-format=123,456</text:p>
          </table:table-cell>
          <table:table-cell table:formula="of:=[.$A18]" office:value-type="float" office:value="-123456" calcext:value-type="float">
            <text:p>-format=123,456</text:p>
          </table:table-cell>
          <table:table-cell table:formula="of:=[.$A18]" office:value-type="float" office:value="-123456" calcext:value-type="float">
            <text:p>-format=123456 <text:s text:c="3"/></text:p>
          </table:table-cell>
          <table:table-cell table:formula="of:=[.$A18]" office:value-type="float" office:value="-123456" calcext:value-type="float">
            <text:p>-format=123456 <text:s text:c="3"/></text:p>
          </table:table-cell>
          <table:table-cell table:formula="of:=[.$A18]" office:value-type="float" office:value="-123456" calcext:value-type="float">
            <text:p>-format=123456 <text:s text:c="3"/></text:p>
          </table:table-cell>
          <table:table-cell table:formula="of:=[.$A18]" office:value-type="float" office:value="-123456" calcext:value-type="float">
            <text:p>-format=123,456 <text:s text:c="3"/></text:p>
          </table:table-cell>
          <table:table-cell table:formula="of:=[.$A18]" office:value-type="float" office:value="-123456" calcext:value-type="float">
            <text:p>-format=123,456 <text:s text:c="3"/></text:p>
          </table:table-cell>
          <table:table-cell table:formula="of:=[.$A18]" office:value-type="float" office:value="-123456" calcext:value-type="float">
            <text:p>-format=123,456 <text:s text:c="3"/></text:p>
          </table:table-cell>
          <table:table-cell table:formula="of:=[.$A18]" office:value-type="float" office:value="-123456" calcext:value-type="float">
            <text:p>-format=1.235E+05</text:p>
          </table:table-cell>
          <table:table-cell table:formula="of:=[.$A18]" office:value-type="float" office:value="-123456" calcext:value-type="float">
            <text:p>-format=1.235E+05</text:p>
          </table:table-cell>
          <table:table-cell table:formula="of:=[.$A18]" office:value-type="float" office:value="-123456" calcext:value-type="float">
            <text:p>-format=1.235E+05</text:p>
          </table:table-cell>
          <table:table-cell table:formula="of:=[.$A18]" office:value-type="float" office:value="-123456" calcext:value-type="float">
            <text:p>-format=123E+03</text:p>
          </table:table-cell>
          <table:table-cell table:formula="of:=[.$A18]" office:value-type="float" office:value="-123456" calcext:value-type="float">
            <text:p>-format=123E+03</text:p>
          </table:table-cell>
          <table:table-cell table:formula="of:=[.$A18]" office:value-type="float" office:value="-123456" calcext:value-type="float">
            <text:p>-format=123E+03</text:p>
          </table:table-cell>
        </table:table-row>
        <table:table-row table:style-name="ro1">
          <table:table-cell table:formula="of:=[.A18]*10" office:value-type="float" office:value="-1234560" calcext:value-type="float">
            <text:p>-1234560</text:p>
          </table:table-cell>
          <table:table-cell table:formula="of:=[.$A19]" office:value-type="float" office:value="-1234560" calcext:value-type="float">
            <text:p>-format=1234560</text:p>
          </table:table-cell>
          <table:table-cell table:formula="of:=[.$A19]" office:value-type="float" office:value="-1234560" calcext:value-type="float">
            <text:p>-format=1234560</text:p>
          </table:table-cell>
          <table:table-cell table:formula="of:=[.$A19]" office:value-type="float" office:value="-1234560" calcext:value-type="float">
            <text:p>-format=1234560</text:p>
          </table:table-cell>
          <table:table-cell table:formula="of:=[.$A19]" office:value-type="float" office:value="-1234560" calcext:value-type="float">
            <text:p>-format=1,234,560</text:p>
          </table:table-cell>
          <table:table-cell table:formula="of:=[.$A19]" office:value-type="float" office:value="-1234560" calcext:value-type="float">
            <text:p>-format=1,234,560</text:p>
          </table:table-cell>
          <table:table-cell table:formula="of:=[.$A19]" office:value-type="float" office:value="-1234560" calcext:value-type="float">
            <text:p>-format=1,234,560</text:p>
          </table:table-cell>
          <table:table-cell table:formula="of:=[.$A19]" office:value-type="float" office:value="-1234560" calcext:value-type="float">
            <text:p>-format=1234560 <text:s text:c="3"/></text:p>
          </table:table-cell>
          <table:table-cell table:formula="of:=[.$A19]" office:value-type="float" office:value="-1234560" calcext:value-type="float">
            <text:p>-format=1234560 <text:s text:c="3"/></text:p>
          </table:table-cell>
          <table:table-cell table:formula="of:=[.$A19]" office:value-type="float" office:value="-1234560" calcext:value-type="float">
            <text:p>-format=1234560 <text:s text:c="3"/></text:p>
          </table:table-cell>
          <table:table-cell table:formula="of:=[.$A19]" office:value-type="float" office:value="-1234560" calcext:value-type="float">
            <text:p>-format=1,234,560 <text:s text:c="3"/></text:p>
          </table:table-cell>
          <table:table-cell table:formula="of:=[.$A19]" office:value-type="float" office:value="-1234560" calcext:value-type="float">
            <text:p>-format=1,234,560 <text:s text:c="3"/></text:p>
          </table:table-cell>
          <table:table-cell table:formula="of:=[.$A19]" office:value-type="float" office:value="-1234560" calcext:value-type="float">
            <text:p>-format=1,234,560 <text:s text:c="3"/></text:p>
          </table:table-cell>
          <table:table-cell table:formula="of:=[.$A19]" office:value-type="float" office:value="-1234560" calcext:value-type="float">
            <text:p>-format=1.235E+06</text:p>
          </table:table-cell>
          <table:table-cell table:formula="of:=[.$A19]" office:value-type="float" office:value="-1234560" calcext:value-type="float">
            <text:p>-format=1.235E+06</text:p>
          </table:table-cell>
          <table:table-cell table:formula="of:=[.$A19]" office:value-type="float" office:value="-1234560" calcext:value-type="float">
            <text:p>-format=1.235E+06</text:p>
          </table:table-cell>
          <table:table-cell table:formula="of:=[.$A19]" office:value-type="float" office:value="-1234560" calcext:value-type="float">
            <text:p>-format=001E+06</text:p>
          </table:table-cell>
          <table:table-cell table:formula="of:=[.$A19]" office:value-type="float" office:value="-1234560" calcext:value-type="float">
            <text:p>-format= <text:s/>1E+06</text:p>
          </table:table-cell>
          <table:table-cell table:formula="of:=[.$A19]" office:value-type="float" office:value="-1234560" calcext:value-type="float">
            <text:p>-format= 01E+06</text:p>
          </table:table-cell>
        </table:table-row>
        <table:table-row table:style-name="ro1">
          <table:table-cell table:formula="of:=[.A19]*10" office:value-type="float" office:value="-12345600" calcext:value-type="float">
            <text:p>-12345600</text:p>
          </table:table-cell>
          <table:table-cell table:formula="of:=[.$A20]" office:value-type="float" office:value="-12345600" calcext:value-type="float">
            <text:p>-format=12345600</text:p>
          </table:table-cell>
          <table:table-cell table:formula="of:=[.$A20]" office:value-type="float" office:value="-12345600" calcext:value-type="float">
            <text:p>-format=12345600</text:p>
          </table:table-cell>
          <table:table-cell table:formula="of:=[.$A20]" office:value-type="float" office:value="-12345600" calcext:value-type="float">
            <text:p>-format=12345600</text:p>
          </table:table-cell>
          <table:table-cell table:formula="of:=[.$A20]" office:value-type="float" office:value="-12345600" calcext:value-type="float">
            <text:p>-format=12,345,600</text:p>
          </table:table-cell>
          <table:table-cell table:formula="of:=[.$A20]" office:value-type="float" office:value="-12345600" calcext:value-type="float">
            <text:p>-format=12,345,600</text:p>
          </table:table-cell>
          <table:table-cell table:formula="of:=[.$A20]" office:value-type="float" office:value="-12345600" calcext:value-type="float">
            <text:p>-format=12,345,600</text:p>
          </table:table-cell>
          <table:table-cell table:formula="of:=[.$A20]" office:value-type="float" office:value="-12345600" calcext:value-type="float">
            <text:p>-format=12345600 <text:s text:c="3"/></text:p>
          </table:table-cell>
          <table:table-cell table:formula="of:=[.$A20]" office:value-type="float" office:value="-12345600" calcext:value-type="float">
            <text:p>-format=12345600 <text:s text:c="3"/></text:p>
          </table:table-cell>
          <table:table-cell table:formula="of:=[.$A20]" office:value-type="float" office:value="-12345600" calcext:value-type="float">
            <text:p>-format=12345600 <text:s text:c="3"/></text:p>
          </table:table-cell>
          <table:table-cell table:formula="of:=[.$A20]" office:value-type="float" office:value="-12345600" calcext:value-type="float">
            <text:p>-format=12,345,600 <text:s text:c="3"/></text:p>
          </table:table-cell>
          <table:table-cell table:formula="of:=[.$A20]" office:value-type="float" office:value="-12345600" calcext:value-type="float">
            <text:p>-format=12,345,600 <text:s text:c="3"/></text:p>
          </table:table-cell>
          <table:table-cell table:formula="of:=[.$A20]" office:value-type="float" office:value="-12345600" calcext:value-type="float">
            <text:p>-format=12,345,600 <text:s text:c="3"/></text:p>
          </table:table-cell>
          <table:table-cell table:formula="of:=[.$A20]" office:value-type="float" office:value="-12345600" calcext:value-type="float">
            <text:p>-format=1.235E+07</text:p>
          </table:table-cell>
          <table:table-cell table:formula="of:=[.$A20]" office:value-type="float" office:value="-12345600" calcext:value-type="float">
            <text:p>-format=1.235E+07</text:p>
          </table:table-cell>
          <table:table-cell table:formula="of:=[.$A20]" office:value-type="float" office:value="-12345600" calcext:value-type="float">
            <text:p>-format=1.235E+07</text:p>
          </table:table-cell>
          <table:table-cell table:formula="of:=[.$A20]" office:value-type="float" office:value="-12345600" calcext:value-type="float">
            <text:p>-format=012E+06</text:p>
          </table:table-cell>
          <table:table-cell table:formula="of:=[.$A20]" office:value-type="float" office:value="-12345600" calcext:value-type="float">
            <text:p>-format= 12E+06</text:p>
          </table:table-cell>
          <table:table-cell table:formula="of:=[.$A20]" office:value-type="float" office:value="-12345600" calcext:value-type="float">
            <text:p>-format= 12E+0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$A21]" office:value-type="float" office:value="0.2" calcext:value-type="float">
            <text:p>format=000000</text:p>
          </table:table-cell>
          <table:table-cell table:formula="of:=[.$A21]" office:value-type="float" office:value="0.2" calcext:value-type="float">
            <text:p>format= <text:s text:c="5"/></text:p>
          </table:table-cell>
          <table:table-cell table:formula="of:=[.$A21]" office:value-type="float" office:value="0.2" calcext:value-type="float">
            <text:p>format= <text:s/>0000</text:p>
          </table:table-cell>
          <table:table-cell table:formula="of:=[.$A21]" office:value-type="float" office:value="0.2" calcext:value-type="float">
            <text:p>format=000,000</text:p>
          </table:table-cell>
          <table:table-cell table:formula="of:=[.$A21]" office:value-type="float" office:value="0.2" calcext:value-type="float">
            <text:p>format= <text:s text:c="6"/></text:p>
          </table:table-cell>
          <table:table-cell table:formula="of:=[.$A21]" office:value-type="float" office:value="0.2" calcext:value-type="float">
            <text:p>format= <text:s/>0,000</text:p>
          </table:table-cell>
          <table:table-cell table:formula="of:=[.$A21]" office:value-type="float" office:value="0.2" calcext:value-type="float">
            <text:p>format=000 1/5</text:p>
          </table:table-cell>
          <table:table-cell table:formula="of:=[.$A21]" office:value-type="float" office:value="0.2" calcext:value-type="float">
            <text:p>format= <text:s text:c="3"/>1/5</text:p>
          </table:table-cell>
          <table:table-cell table:formula="of:=[.$A21]" office:value-type="float" office:value="0.2" calcext:value-type="float">
            <text:p>format= 00 1/5</text:p>
          </table:table-cell>
          <table:table-cell table:formula="of:=[.$A21]" office:value-type="float" office:value="0.2" calcext:value-type="float">
            <text:p>format=0,000 1/5</text:p>
          </table:table-cell>
          <table:table-cell table:formula="of:=[.$A21]" office:value-type="float" office:value="0.2" calcext:value-type="float">
            <text:p>format= <text:s text:c="5"/>1/5</text:p>
          </table:table-cell>
          <table:table-cell table:formula="of:=[.$A21]" office:value-type="float" office:value="0.2" calcext:value-type="float">
            <text:p>format= <text:s text:c="2"/>00 1/5</text:p>
          </table:table-cell>
          <table:table-cell table:formula="of:=[.$A21]" office:value-type="float" office:value="0.2" calcext:value-type="float">
            <text:p>format=2.000E-01</text:p>
          </table:table-cell>
          <table:table-cell table:formula="of:=[.$A21]" office:value-type="float" office:value="0.2" calcext:value-type="float">
            <text:p>format=2E-01</text:p>
          </table:table-cell>
          <table:table-cell table:formula="of:=[.$A21]" office:value-type="float" office:value="0.2" calcext:value-type="float">
            <text:p>format=2.0E-01</text:p>
          </table:table-cell>
          <table:table-cell table:formula="of:=[.$A21]" office:value-type="float" office:value="0.2" calcext:value-type="float">
            <text:p>format=200E-03</text:p>
          </table:table-cell>
          <table:table-cell table:formula="of:=[.$A21]" office:value-type="float" office:value="0.2" calcext:value-type="float">
            <text:p>format=200E-03</text:p>
          </table:table-cell>
          <table:table-cell table:formula="of:=[.$A21]" office:value-type="float" office:value="0.2" calcext:value-type="float">
            <text:p>format=200E-03</text:p>
          </table:table-cell>
        </table:table-row>
        <table:table-row table:style-name="ro1">
          <table:table-cell table:formula="of:=[.A21]*10" office:value-type="float" office:value="2" calcext:value-type="float">
            <text:p>2</text:p>
          </table:table-cell>
          <table:table-cell table:formula="of:=[.$A22]" office:value-type="float" office:value="2" calcext:value-type="float">
            <text:p>format=000002</text:p>
          </table:table-cell>
          <table:table-cell table:formula="of:=[.$A22]" office:value-type="float" office:value="2" calcext:value-type="float">
            <text:p>format= <text:s text:c="4"/>2</text:p>
          </table:table-cell>
          <table:table-cell table:formula="of:=[.$A22]" office:value-type="float" office:value="2" calcext:value-type="float">
            <text:p>format= <text:s/>0002</text:p>
          </table:table-cell>
          <table:table-cell table:formula="of:=[.$A22]" office:value-type="float" office:value="2" calcext:value-type="float">
            <text:p>format=000,002</text:p>
          </table:table-cell>
          <table:table-cell table:formula="of:=[.$A22]" office:value-type="float" office:value="2" calcext:value-type="float">
            <text:p>format= <text:s text:c="5"/>2</text:p>
          </table:table-cell>
          <table:table-cell table:formula="of:=[.$A22]" office:value-type="float" office:value="2" calcext:value-type="float">
            <text:p>format= <text:s/>0,002</text:p>
          </table:table-cell>
          <table:table-cell table:formula="of:=[.$A22]" office:value-type="float" office:value="2" calcext:value-type="float">
            <text:p>format=002 <text:s text:c="3"/></text:p>
          </table:table-cell>
          <table:table-cell table:formula="of:=[.$A22]" office:value-type="float" office:value="2" calcext:value-type="float">
            <text:p>format= <text:s/>2 <text:s text:c="3"/></text:p>
          </table:table-cell>
          <table:table-cell table:formula="of:=[.$A22]" office:value-type="float" office:value="2" calcext:value-type="float">
            <text:p>format= 02 <text:s text:c="3"/></text:p>
          </table:table-cell>
          <table:table-cell table:formula="of:=[.$A22]" office:value-type="float" office:value="2" calcext:value-type="float">
            <text:p>format=0,002 <text:s text:c="3"/></text:p>
          </table:table-cell>
          <table:table-cell table:formula="of:=[.$A22]" office:value-type="float" office:value="2" calcext:value-type="float">
            <text:p>format= <text:s text:c="3"/>2 <text:s text:c="3"/></text:p>
          </table:table-cell>
          <table:table-cell table:formula="of:=[.$A22]" office:value-type="float" office:value="2" calcext:value-type="float">
            <text:p>format= <text:s text:c="2"/>02 <text:s text:c="3"/></text:p>
          </table:table-cell>
          <table:table-cell table:formula="of:=[.$A22]" office:value-type="float" office:value="2" calcext:value-type="float">
            <text:p>format=2.000E+00</text:p>
          </table:table-cell>
          <table:table-cell table:formula="of:=[.$A22]" office:value-type="float" office:value="2" calcext:value-type="float">
            <text:p>format=2E+00</text:p>
          </table:table-cell>
          <table:table-cell table:formula="of:=[.$A22]" office:value-type="float" office:value="2" calcext:value-type="float">
            <text:p>format=2.0E+00</text:p>
          </table:table-cell>
          <table:table-cell table:formula="of:=[.$A22]" office:value-type="float" office:value="2" calcext:value-type="float">
            <text:p>format=002E+00</text:p>
          </table:table-cell>
          <table:table-cell table:formula="of:=[.$A22]" office:value-type="float" office:value="2" calcext:value-type="float">
            <text:p>format= <text:s/>2E+00</text:p>
          </table:table-cell>
          <table:table-cell table:formula="of:=[.$A22]" office:value-type="float" office:value="2" calcext:value-type="float">
            <text:p>format= 02E+00</text:p>
          </table:table-cell>
        </table:table-row>
        <table:table-row table:style-name="ro1">
          <table:table-cell table:formula="of:=[.A22]*10" office:value-type="float" office:value="20" calcext:value-type="float">
            <text:p>20</text:p>
          </table:table-cell>
          <table:table-cell table:formula="of:=[.$A23]" office:value-type="float" office:value="20" calcext:value-type="float">
            <text:p>format=000020</text:p>
          </table:table-cell>
          <table:table-cell table:formula="of:=[.$A23]" office:value-type="float" office:value="20" calcext:value-type="float">
            <text:p>format= <text:s text:c="3"/>20</text:p>
          </table:table-cell>
          <table:table-cell table:formula="of:=[.$A23]" office:value-type="float" office:value="20" calcext:value-type="float">
            <text:p>format= <text:s/>0020</text:p>
          </table:table-cell>
          <table:table-cell table:formula="of:=[.$A23]" office:value-type="float" office:value="20" calcext:value-type="float">
            <text:p>format=000,020</text:p>
          </table:table-cell>
          <table:table-cell table:formula="of:=[.$A23]" office:value-type="float" office:value="20" calcext:value-type="float">
            <text:p>format= <text:s text:c="4"/>20</text:p>
          </table:table-cell>
          <table:table-cell table:formula="of:=[.$A23]" office:value-type="float" office:value="20" calcext:value-type="float">
            <text:p>format= <text:s/>0,020</text:p>
          </table:table-cell>
          <table:table-cell table:formula="of:=[.$A23]" office:value-type="float" office:value="20" calcext:value-type="float">
            <text:p>format=020 <text:s text:c="3"/></text:p>
          </table:table-cell>
          <table:table-cell table:formula="of:=[.$A23]" office:value-type="float" office:value="20" calcext:value-type="float">
            <text:p>format= 20 <text:s text:c="3"/></text:p>
          </table:table-cell>
          <table:table-cell table:formula="of:=[.$A23]" office:value-type="float" office:value="20" calcext:value-type="float">
            <text:p>format= 20 <text:s text:c="3"/></text:p>
          </table:table-cell>
          <table:table-cell table:formula="of:=[.$A23]" office:value-type="float" office:value="20" calcext:value-type="float">
            <text:p>format=0,020 <text:s text:c="3"/></text:p>
          </table:table-cell>
          <table:table-cell table:formula="of:=[.$A23]" office:value-type="float" office:value="20" calcext:value-type="float">
            <text:p>format= <text:s text:c="2"/>20 <text:s text:c="3"/></text:p>
          </table:table-cell>
          <table:table-cell table:formula="of:=[.$A23]" office:value-type="float" office:value="20" calcext:value-type="float">
            <text:p>format= <text:s text:c="2"/>20 <text:s text:c="3"/></text:p>
          </table:table-cell>
          <table:table-cell table:formula="of:=[.$A23]" office:value-type="float" office:value="20" calcext:value-type="float">
            <text:p>format=2.000E+01</text:p>
          </table:table-cell>
          <table:table-cell table:formula="of:=[.$A23]" office:value-type="float" office:value="20" calcext:value-type="float">
            <text:p>format=2E+01</text:p>
          </table:table-cell>
          <table:table-cell table:formula="of:=[.$A23]" office:value-type="float" office:value="20" calcext:value-type="float">
            <text:p>format=2.0E+01</text:p>
          </table:table-cell>
          <table:table-cell table:formula="of:=[.$A23]" office:value-type="float" office:value="20" calcext:value-type="float">
            <text:p>format=020E+00</text:p>
          </table:table-cell>
          <table:table-cell table:formula="of:=[.$A23]" office:value-type="float" office:value="20" calcext:value-type="float">
            <text:p>format= 20E+00</text:p>
          </table:table-cell>
          <table:table-cell table:formula="of:=[.$A23]" office:value-type="float" office:value="20" calcext:value-type="float">
            <text:p>format= 20E+00</text:p>
          </table:table-cell>
        </table:table-row>
        <table:table-row table:style-name="ro1">
          <table:table-cell table:formula="of:=[.A23]*10" office:value-type="float" office:value="200" calcext:value-type="float">
            <text:p>200</text:p>
          </table:table-cell>
          <table:table-cell table:formula="of:=[.$A24]" office:value-type="float" office:value="200" calcext:value-type="float">
            <text:p>format=000200</text:p>
          </table:table-cell>
          <table:table-cell table:formula="of:=[.$A24]" office:value-type="float" office:value="200" calcext:value-type="float">
            <text:p>format= <text:s text:c="2"/>200</text:p>
          </table:table-cell>
          <table:table-cell table:formula="of:=[.$A24]" office:value-type="float" office:value="200" calcext:value-type="float">
            <text:p>format= <text:s/>0200</text:p>
          </table:table-cell>
          <table:table-cell table:formula="of:=[.$A24]" office:value-type="float" office:value="200" calcext:value-type="float">
            <text:p>format=000,200</text:p>
          </table:table-cell>
          <table:table-cell table:formula="of:=[.$A24]" office:value-type="float" office:value="200" calcext:value-type="float">
            <text:p>format= <text:s text:c="3"/>200</text:p>
          </table:table-cell>
          <table:table-cell table:formula="of:=[.$A24]" office:value-type="float" office:value="200" calcext:value-type="float">
            <text:p>format= <text:s/>0,200</text:p>
          </table:table-cell>
          <table:table-cell table:formula="of:=[.$A24]" office:value-type="float" office:value="200" calcext:value-type="float">
            <text:p>format=200 <text:s text:c="3"/></text:p>
          </table:table-cell>
          <table:table-cell table:formula="of:=[.$A24]" office:value-type="float" office:value="200" calcext:value-type="float">
            <text:p>format=200 <text:s text:c="3"/></text:p>
          </table:table-cell>
          <table:table-cell table:formula="of:=[.$A24]" office:value-type="float" office:value="200" calcext:value-type="float">
            <text:p>format=200 <text:s text:c="3"/></text:p>
          </table:table-cell>
          <table:table-cell table:formula="of:=[.$A24]" office:value-type="float" office:value="200" calcext:value-type="float">
            <text:p>format=0,200 <text:s text:c="3"/></text:p>
          </table:table-cell>
          <table:table-cell table:formula="of:=[.$A24]" office:value-type="float" office:value="200" calcext:value-type="float">
            <text:p>format= <text:s/>200 <text:s text:c="3"/></text:p>
          </table:table-cell>
          <table:table-cell table:formula="of:=[.$A24]" office:value-type="float" office:value="200" calcext:value-type="float">
            <text:p>format= <text:s/>200 <text:s text:c="3"/></text:p>
          </table:table-cell>
          <table:table-cell table:formula="of:=[.$A24]" office:value-type="float" office:value="200" calcext:value-type="float">
            <text:p>format=2.000E+02</text:p>
          </table:table-cell>
          <table:table-cell table:formula="of:=[.$A24]" office:value-type="float" office:value="200" calcext:value-type="float">
            <text:p>format=2E+02</text:p>
          </table:table-cell>
          <table:table-cell table:formula="of:=[.$A24]" office:value-type="float" office:value="200" calcext:value-type="float">
            <text:p>format=2.0E+02</text:p>
          </table:table-cell>
          <table:table-cell table:formula="of:=[.$A24]" office:value-type="float" office:value="200" calcext:value-type="float">
            <text:p>format=200E+00</text:p>
          </table:table-cell>
          <table:table-cell table:formula="of:=[.$A24]" office:value-type="float" office:value="200" calcext:value-type="float">
            <text:p>format=200E+00</text:p>
          </table:table-cell>
          <table:table-cell table:formula="of:=[.$A24]" office:value-type="float" office:value="200" calcext:value-type="float">
            <text:p>format=200E+00</text:p>
          </table:table-cell>
        </table:table-row>
        <table:table-row table:style-name="ro1">
          <table:table-cell table:formula="of:=[.A24]*10" office:value-type="float" office:value="2000" calcext:value-type="float">
            <text:p>2000</text:p>
          </table:table-cell>
          <table:table-cell table:formula="of:=[.$A25]" office:value-type="float" office:value="2000" calcext:value-type="float">
            <text:p>format=002000</text:p>
          </table:table-cell>
          <table:table-cell table:formula="of:=[.$A25]" office:value-type="float" office:value="2000" calcext:value-type="float">
            <text:p>format= <text:s/>2000</text:p>
          </table:table-cell>
          <table:table-cell table:formula="of:=[.$A25]" office:value-type="float" office:value="2000" calcext:value-type="float">
            <text:p>format= <text:s/>2000</text:p>
          </table:table-cell>
          <table:table-cell table:formula="of:=[.$A25]" office:value-type="float" office:value="2000" calcext:value-type="float">
            <text:p>format=002,000</text:p>
          </table:table-cell>
          <table:table-cell table:formula="of:=[.$A25]" office:value-type="float" office:value="2000" calcext:value-type="float">
            <text:p>format= <text:s/>2,000</text:p>
          </table:table-cell>
          <table:table-cell table:formula="of:=[.$A25]" office:value-type="float" office:value="2000" calcext:value-type="float">
            <text:p>format= <text:s/>2,000</text:p>
          </table:table-cell>
          <table:table-cell table:formula="of:=[.$A25]" office:value-type="float" office:value="2000" calcext:value-type="float">
            <text:p>format=2000 <text:s text:c="3"/></text:p>
          </table:table-cell>
          <table:table-cell table:formula="of:=[.$A25]" office:value-type="float" office:value="2000" calcext:value-type="float">
            <text:p>format=2000 <text:s text:c="3"/></text:p>
          </table:table-cell>
          <table:table-cell table:formula="of:=[.$A25]" office:value-type="float" office:value="2000" calcext:value-type="float">
            <text:p>format=2000 <text:s text:c="3"/></text:p>
          </table:table-cell>
          <table:table-cell table:formula="of:=[.$A25]" office:value-type="float" office:value="2000" calcext:value-type="float">
            <text:p>format=2,000 <text:s text:c="3"/></text:p>
          </table:table-cell>
          <table:table-cell table:formula="of:=[.$A25]" office:value-type="float" office:value="2000" calcext:value-type="float">
            <text:p>format=2,000 <text:s text:c="3"/></text:p>
          </table:table-cell>
          <table:table-cell table:formula="of:=[.$A25]" office:value-type="float" office:value="2000" calcext:value-type="float">
            <text:p>format=2,000 <text:s text:c="3"/></text:p>
          </table:table-cell>
          <table:table-cell table:formula="of:=[.$A25]" office:value-type="float" office:value="2000" calcext:value-type="float">
            <text:p>format=2.000E+03</text:p>
          </table:table-cell>
          <table:table-cell table:formula="of:=[.$A25]" office:value-type="float" office:value="2000" calcext:value-type="float">
            <text:p>format=2E+03</text:p>
          </table:table-cell>
          <table:table-cell table:formula="of:=[.$A25]" office:value-type="float" office:value="2000" calcext:value-type="float">
            <text:p>format=2.0E+03</text:p>
          </table:table-cell>
          <table:table-cell table:formula="of:=[.$A25]" office:value-type="float" office:value="2000" calcext:value-type="float">
            <text:p>format=002E+03</text:p>
          </table:table-cell>
          <table:table-cell table:formula="of:=[.$A25]" office:value-type="float" office:value="2000" calcext:value-type="float">
            <text:p>format= <text:s/>2E+03</text:p>
          </table:table-cell>
          <table:table-cell table:formula="of:=[.$A25]" office:value-type="float" office:value="2000" calcext:value-type="float">
            <text:p>format= 02E+03</text:p>
          </table:table-cell>
        </table:table-row>
        <table:table-row table:style-name="ro1">
          <table:table-cell table:formula="of:=[.A25]*10" office:value-type="float" office:value="20000" calcext:value-type="float">
            <text:p>20000</text:p>
          </table:table-cell>
          <table:table-cell table:formula="of:=[.$A26]" office:value-type="float" office:value="20000" calcext:value-type="float">
            <text:p>format=020000</text:p>
          </table:table-cell>
          <table:table-cell table:formula="of:=[.$A26]" office:value-type="float" office:value="20000" calcext:value-type="float">
            <text:p>format= 20000</text:p>
          </table:table-cell>
          <table:table-cell table:formula="of:=[.$A26]" office:value-type="float" office:value="20000" calcext:value-type="float">
            <text:p>format= 20000</text:p>
          </table:table-cell>
          <table:table-cell table:formula="of:=[.$A26]" office:value-type="float" office:value="20000" calcext:value-type="float">
            <text:p>format=020,000</text:p>
          </table:table-cell>
          <table:table-cell table:formula="of:=[.$A26]" office:value-type="float" office:value="20000" calcext:value-type="float">
            <text:p>format= 20,000</text:p>
          </table:table-cell>
          <table:table-cell table:formula="of:=[.$A26]" office:value-type="float" office:value="20000" calcext:value-type="float">
            <text:p>format= 20,000</text:p>
          </table:table-cell>
          <table:table-cell table:formula="of:=[.$A26]" office:value-type="float" office:value="20000" calcext:value-type="float">
            <text:p>format=20000 <text:s text:c="3"/></text:p>
          </table:table-cell>
          <table:table-cell table:formula="of:=[.$A26]" office:value-type="float" office:value="20000" calcext:value-type="float">
            <text:p>format=20000 <text:s text:c="3"/></text:p>
          </table:table-cell>
          <table:table-cell table:formula="of:=[.$A26]" office:value-type="float" office:value="20000" calcext:value-type="float">
            <text:p>format=20000 <text:s text:c="3"/></text:p>
          </table:table-cell>
          <table:table-cell table:formula="of:=[.$A26]" office:value-type="float" office:value="20000" calcext:value-type="float">
            <text:p>format=20,000 <text:s text:c="3"/></text:p>
          </table:table-cell>
          <table:table-cell table:formula="of:=[.$A26]" office:value-type="float" office:value="20000" calcext:value-type="float">
            <text:p>format=20,000 <text:s text:c="3"/></text:p>
          </table:table-cell>
          <table:table-cell table:formula="of:=[.$A26]" office:value-type="float" office:value="20000" calcext:value-type="float">
            <text:p>format=20,000 <text:s text:c="3"/></text:p>
          </table:table-cell>
          <table:table-cell table:formula="of:=[.$A26]" office:value-type="float" office:value="20000" calcext:value-type="float">
            <text:p>format=2.000E+04</text:p>
          </table:table-cell>
          <table:table-cell table:formula="of:=[.$A26]" office:value-type="float" office:value="20000" calcext:value-type="float">
            <text:p>format=2E+04</text:p>
          </table:table-cell>
          <table:table-cell table:formula="of:=[.$A26]" office:value-type="float" office:value="20000" calcext:value-type="float">
            <text:p>format=2.0E+04</text:p>
          </table:table-cell>
          <table:table-cell table:formula="of:=[.$A26]" office:value-type="float" office:value="20000" calcext:value-type="float">
            <text:p>format=020E+03</text:p>
          </table:table-cell>
          <table:table-cell table:formula="of:=[.$A26]" office:value-type="float" office:value="20000" calcext:value-type="float">
            <text:p>format= 20E+03</text:p>
          </table:table-cell>
          <table:table-cell table:formula="of:=[.$A26]" office:value-type="float" office:value="20000" calcext:value-type="float">
            <text:p>format= 20E+03</text:p>
          </table:table-cell>
        </table:table-row>
        <table:table-row table:style-name="ro1">
          <table:table-cell table:formula="of:=[.A26]*10" office:value-type="float" office:value="200000" calcext:value-type="float">
            <text:p>200000</text:p>
          </table:table-cell>
          <table:table-cell table:formula="of:=[.$A27]" office:value-type="float" office:value="200000" calcext:value-type="float">
            <text:p>format=200000</text:p>
          </table:table-cell>
          <table:table-cell table:formula="of:=[.$A27]" office:value-type="float" office:value="200000" calcext:value-type="float">
            <text:p>format=200000</text:p>
          </table:table-cell>
          <table:table-cell table:formula="of:=[.$A27]" office:value-type="float" office:value="200000" calcext:value-type="float">
            <text:p>format=200000</text:p>
          </table:table-cell>
          <table:table-cell table:formula="of:=[.$A27]" office:value-type="float" office:value="200000" calcext:value-type="float">
            <text:p>format=200,000</text:p>
          </table:table-cell>
          <table:table-cell table:formula="of:=[.$A27]" office:value-type="float" office:value="200000" calcext:value-type="float">
            <text:p>format=200,000</text:p>
          </table:table-cell>
          <table:table-cell table:formula="of:=[.$A27]" office:value-type="float" office:value="200000" calcext:value-type="float">
            <text:p>format=200,000</text:p>
          </table:table-cell>
          <table:table-cell table:formula="of:=[.$A27]" office:value-type="float" office:value="200000" calcext:value-type="float">
            <text:p>format=200000 <text:s text:c="3"/></text:p>
          </table:table-cell>
          <table:table-cell table:formula="of:=[.$A27]" office:value-type="float" office:value="200000" calcext:value-type="float">
            <text:p>format=200000 <text:s text:c="3"/></text:p>
          </table:table-cell>
          <table:table-cell table:formula="of:=[.$A27]" office:value-type="float" office:value="200000" calcext:value-type="float">
            <text:p>format=200000 <text:s text:c="3"/></text:p>
          </table:table-cell>
          <table:table-cell table:formula="of:=[.$A27]" office:value-type="float" office:value="200000" calcext:value-type="float">
            <text:p>format=200,000 <text:s text:c="3"/></text:p>
          </table:table-cell>
          <table:table-cell table:formula="of:=[.$A27]" office:value-type="float" office:value="200000" calcext:value-type="float">
            <text:p>format=200,000 <text:s text:c="3"/></text:p>
          </table:table-cell>
          <table:table-cell table:formula="of:=[.$A27]" office:value-type="float" office:value="200000" calcext:value-type="float">
            <text:p>format=200,000 <text:s text:c="3"/></text:p>
          </table:table-cell>
          <table:table-cell table:formula="of:=[.$A27]" office:value-type="float" office:value="200000" calcext:value-type="float">
            <text:p>format=2.000E+05</text:p>
          </table:table-cell>
          <table:table-cell table:formula="of:=[.$A27]" office:value-type="float" office:value="200000" calcext:value-type="float">
            <text:p>format=2E+05</text:p>
          </table:table-cell>
          <table:table-cell table:formula="of:=[.$A27]" office:value-type="float" office:value="200000" calcext:value-type="float">
            <text:p>format=2.0E+05</text:p>
          </table:table-cell>
          <table:table-cell table:formula="of:=[.$A27]" office:value-type="float" office:value="200000" calcext:value-type="float">
            <text:p>format=200E+03</text:p>
          </table:table-cell>
          <table:table-cell table:formula="of:=[.$A27]" office:value-type="float" office:value="200000" calcext:value-type="float">
            <text:p>format=200E+03</text:p>
          </table:table-cell>
          <table:table-cell table:formula="of:=[.$A27]" office:value-type="float" office:value="200000" calcext:value-type="float">
            <text:p>format=200E+03</text:p>
          </table:table-cell>
        </table:table-row>
        <table:table-row table:style-name="ro1">
          <table:table-cell table:formula="of:=[.A27]*10" office:value-type="float" office:value="2000000" calcext:value-type="float">
            <text:p>2000000</text:p>
          </table:table-cell>
          <table:table-cell table:formula="of:=[.$A28]" office:value-type="float" office:value="2000000" calcext:value-type="float">
            <text:p>format=2000000</text:p>
          </table:table-cell>
          <table:table-cell table:formula="of:=[.$A28]" office:value-type="float" office:value="2000000" calcext:value-type="float">
            <text:p>format=2000000</text:p>
          </table:table-cell>
          <table:table-cell table:formula="of:=[.$A28]" office:value-type="float" office:value="2000000" calcext:value-type="float">
            <text:p>format=2000000</text:p>
          </table:table-cell>
          <table:table-cell table:formula="of:=[.$A28]" office:value-type="float" office:value="2000000" calcext:value-type="float">
            <text:p>format=2,000,000</text:p>
          </table:table-cell>
          <table:table-cell table:formula="of:=[.$A28]" office:value-type="float" office:value="2000000" calcext:value-type="float">
            <text:p>format=2,000,000</text:p>
          </table:table-cell>
          <table:table-cell table:formula="of:=[.$A28]" office:value-type="float" office:value="2000000" calcext:value-type="float">
            <text:p>format=2,000,000</text:p>
          </table:table-cell>
          <table:table-cell table:formula="of:=[.$A28]" office:value-type="float" office:value="2000000" calcext:value-type="float">
            <text:p>format=2000000 <text:s text:c="3"/></text:p>
          </table:table-cell>
          <table:table-cell table:formula="of:=[.$A28]" office:value-type="float" office:value="2000000" calcext:value-type="float">
            <text:p>format=2000000 <text:s text:c="3"/></text:p>
          </table:table-cell>
          <table:table-cell table:formula="of:=[.$A28]" office:value-type="float" office:value="2000000" calcext:value-type="float">
            <text:p>format=2000000 <text:s text:c="3"/></text:p>
          </table:table-cell>
          <table:table-cell table:formula="of:=[.$A28]" office:value-type="float" office:value="2000000" calcext:value-type="float">
            <text:p>format=2,000,000 <text:s text:c="3"/></text:p>
          </table:table-cell>
          <table:table-cell table:formula="of:=[.$A28]" office:value-type="float" office:value="2000000" calcext:value-type="float">
            <text:p>format=2,000,000 <text:s text:c="3"/></text:p>
          </table:table-cell>
          <table:table-cell table:formula="of:=[.$A28]" office:value-type="float" office:value="2000000" calcext:value-type="float">
            <text:p>format=2,000,000 <text:s text:c="3"/></text:p>
          </table:table-cell>
          <table:table-cell table:formula="of:=[.$A28]" office:value-type="float" office:value="2000000" calcext:value-type="float">
            <text:p>format=2.000E+06</text:p>
          </table:table-cell>
          <table:table-cell table:formula="of:=[.$A28]" office:value-type="float" office:value="2000000" calcext:value-type="float">
            <text:p>format=2E+06</text:p>
          </table:table-cell>
          <table:table-cell table:formula="of:=[.$A28]" office:value-type="float" office:value="2000000" calcext:value-type="float">
            <text:p>format=2.0E+06</text:p>
          </table:table-cell>
          <table:table-cell table:formula="of:=[.$A28]" office:value-type="float" office:value="2000000" calcext:value-type="float">
            <text:p>format=002E+06</text:p>
          </table:table-cell>
          <table:table-cell table:formula="of:=[.$A28]" office:value-type="float" office:value="2000000" calcext:value-type="float">
            <text:p>format= <text:s/>2E+06</text:p>
          </table:table-cell>
          <table:table-cell table:formula="of:=[.$A28]" office:value-type="float" office:value="2000000" calcext:value-type="float">
            <text:p>format= 02E+06</text:p>
          </table:table-cell>
        </table:table-row>
        <table:table-row table:style-name="ro1">
          <table:table-cell table:formula="of:=[.A28]*10" office:value-type="float" office:value="20000000" calcext:value-type="float">
            <text:p>20000000</text:p>
          </table:table-cell>
          <table:table-cell table:formula="of:=[.$A29]" office:value-type="float" office:value="20000000" calcext:value-type="float">
            <text:p>format=20000000</text:p>
          </table:table-cell>
          <table:table-cell table:formula="of:=[.$A29]" office:value-type="float" office:value="20000000" calcext:value-type="float">
            <text:p>format=20000000</text:p>
          </table:table-cell>
          <table:table-cell table:formula="of:=[.$A29]" office:value-type="float" office:value="20000000" calcext:value-type="float">
            <text:p>format=20000000</text:p>
          </table:table-cell>
          <table:table-cell table:formula="of:=[.$A29]" office:value-type="float" office:value="20000000" calcext:value-type="float">
            <text:p>format=20,000,000</text:p>
          </table:table-cell>
          <table:table-cell table:formula="of:=[.$A29]" office:value-type="float" office:value="20000000" calcext:value-type="float">
            <text:p>format=20,000,000</text:p>
          </table:table-cell>
          <table:table-cell table:formula="of:=[.$A29]" office:value-type="float" office:value="20000000" calcext:value-type="float">
            <text:p>format=20,000,000</text:p>
          </table:table-cell>
          <table:table-cell table:formula="of:=[.$A29]" office:value-type="float" office:value="20000000" calcext:value-type="float">
            <text:p>format=20000000 <text:s text:c="3"/></text:p>
          </table:table-cell>
          <table:table-cell table:formula="of:=[.$A29]" office:value-type="float" office:value="20000000" calcext:value-type="float">
            <text:p>format=20000000 <text:s text:c="3"/></text:p>
          </table:table-cell>
          <table:table-cell table:formula="of:=[.$A29]" office:value-type="float" office:value="20000000" calcext:value-type="float">
            <text:p>format=20000000 <text:s text:c="3"/></text:p>
          </table:table-cell>
          <table:table-cell table:formula="of:=[.$A29]" office:value-type="float" office:value="20000000" calcext:value-type="float">
            <text:p>format=20,000,000 <text:s text:c="3"/></text:p>
          </table:table-cell>
          <table:table-cell table:formula="of:=[.$A29]" office:value-type="float" office:value="20000000" calcext:value-type="float">
            <text:p>format=20,000,000 <text:s text:c="3"/></text:p>
          </table:table-cell>
          <table:table-cell table:formula="of:=[.$A29]" office:value-type="float" office:value="20000000" calcext:value-type="float">
            <text:p>format=20,000,000 <text:s text:c="3"/></text:p>
          </table:table-cell>
          <table:table-cell table:formula="of:=[.$A29]" office:value-type="float" office:value="20000000" calcext:value-type="float">
            <text:p>format=2.000E+07</text:p>
          </table:table-cell>
          <table:table-cell table:formula="of:=[.$A29]" office:value-type="float" office:value="20000000" calcext:value-type="float">
            <text:p>format=2E+07</text:p>
          </table:table-cell>
          <table:table-cell table:formula="of:=[.$A29]" office:value-type="float" office:value="20000000" calcext:value-type="float">
            <text:p>format=2.0E+07</text:p>
          </table:table-cell>
          <table:table-cell table:formula="of:=[.$A29]" office:value-type="float" office:value="20000000" calcext:value-type="float">
            <text:p>format=020E+06</text:p>
          </table:table-cell>
          <table:table-cell table:formula="of:=[.$A29]" office:value-type="float" office:value="20000000" calcext:value-type="float">
            <text:p>format= 20E+06</text:p>
          </table:table-cell>
          <table:table-cell table:formula="of:=[.$A29]" office:value-type="float" office:value="20000000" calcext:value-type="float">
            <text:p>format= 20E+06</text:p>
          </table:table-cell>
        </table:table-row>
        <table:table-row table:style-name="ro1">
          <table:table-cell table:formula="of:=[.A29]*10" office:value-type="float" office:value="200000000" calcext:value-type="float">
            <text:p>200000000</text:p>
          </table:table-cell>
          <table:table-cell table:formula="of:=[.$A30]" office:value-type="float" office:value="200000000" calcext:value-type="float">
            <text:p>format=200000000</text:p>
          </table:table-cell>
          <table:table-cell table:formula="of:=[.$A30]" office:value-type="float" office:value="200000000" calcext:value-type="float">
            <text:p>format=200000000</text:p>
          </table:table-cell>
          <table:table-cell table:formula="of:=[.$A30]" office:value-type="float" office:value="200000000" calcext:value-type="float">
            <text:p>format=200000000</text:p>
          </table:table-cell>
          <table:table-cell table:formula="of:=[.$A30]" office:value-type="float" office:value="200000000" calcext:value-type="float">
            <text:p>format=200,000,000</text:p>
          </table:table-cell>
          <table:table-cell table:formula="of:=[.$A30]" office:value-type="float" office:value="200000000" calcext:value-type="float">
            <text:p>format=200,000,000</text:p>
          </table:table-cell>
          <table:table-cell table:formula="of:=[.$A30]" office:value-type="float" office:value="200000000" calcext:value-type="float">
            <text:p>format=200,000,000</text:p>
          </table:table-cell>
          <table:table-cell table:formula="of:=[.$A30]" office:value-type="float" office:value="200000000" calcext:value-type="float">
            <text:p>format=200000000 <text:s text:c="3"/></text:p>
          </table:table-cell>
          <table:table-cell table:formula="of:=[.$A30]" office:value-type="float" office:value="200000000" calcext:value-type="float">
            <text:p>format=200000000 <text:s text:c="3"/></text:p>
          </table:table-cell>
          <table:table-cell table:formula="of:=[.$A30]" office:value-type="float" office:value="200000000" calcext:value-type="float">
            <text:p>format=200000000 <text:s text:c="3"/></text:p>
          </table:table-cell>
          <table:table-cell table:formula="of:=[.$A30]" office:value-type="float" office:value="200000000" calcext:value-type="float">
            <text:p>format=200,000,000 <text:s text:c="3"/></text:p>
          </table:table-cell>
          <table:table-cell table:formula="of:=[.$A30]" office:value-type="float" office:value="200000000" calcext:value-type="float">
            <text:p>format=200,000,000 <text:s text:c="3"/></text:p>
          </table:table-cell>
          <table:table-cell table:formula="of:=[.$A30]" office:value-type="float" office:value="200000000" calcext:value-type="float">
            <text:p>format=200,000,000 <text:s text:c="3"/></text:p>
          </table:table-cell>
          <table:table-cell table:formula="of:=[.$A30]" office:value-type="float" office:value="200000000" calcext:value-type="float">
            <text:p>format=2.000E+08</text:p>
          </table:table-cell>
          <table:table-cell table:formula="of:=[.$A30]" office:value-type="float" office:value="200000000" calcext:value-type="float">
            <text:p>format=2E+08</text:p>
          </table:table-cell>
          <table:table-cell table:formula="of:=[.$A30]" office:value-type="float" office:value="200000000" calcext:value-type="float">
            <text:p>format=2.0E+08</text:p>
          </table:table-cell>
          <table:table-cell table:formula="of:=[.$A30]" office:value-type="float" office:value="200000000" calcext:value-type="float">
            <text:p>format=200E+06</text:p>
          </table:table-cell>
          <table:table-cell table:formula="of:=[.$A30]" office:value-type="float" office:value="200000000" calcext:value-type="float">
            <text:p>format=200E+06</text:p>
          </table:table-cell>
          <table:table-cell table:formula="of:=[.$A30]" office:value-type="float" office:value="200000000" calcext:value-type="float">
            <text:p>format=200E+06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system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Mono" fo:font-size="10pt" fo:language="en" fo:country="US" style:font-name-asian="Liberation Sans" style:font-size-asian="10pt" style:language-asian="zh" style:country-asian="CN" style:font-name-complex="FreeSans" style:font-size-complex="10pt" style:language-complex="hi" style:country-complex="IN"/>
    </style:default-style>
    <number:number-style style:name="N10000" number:language="en" number:country="US">
      <number:number number:min-integer-digits="1"/>
    </number:number-style>
    <number:number-style style:name="N10129" number:language="en" number:country="US">
      <number:text>format=</number:text>
      <number:number number:decimal-places="0" number:min-decimal-places="0" number:min-integer-digits="6"/>
    </number:number-style>
    <number:number-style style:name="N10130" number:language="en" number:country="US">
      <number:text>format=</number:text>
      <number:number number:decimal-places="0" number:min-decimal-places="0" number:min-integer-digits="6" loext:max-blank-integer-digits="6"/>
    </number:number-style>
    <number:number-style style:name="N10131" number:language="en" number:country="US">
      <number:text>format=</number:text>
      <number:number number:decimal-places="0" number:min-decimal-places="0" number:min-integer-digits="6" loext:max-blank-integer-digits="2"/>
    </number:number-style>
    <number:number-style style:name="N10132" number:language="en" number:country="US">
      <number:text>format=</number:text>
      <number:number number:decimal-places="0" number:min-decimal-places="0" number:min-integer-digits="6" number:grouping="true"/>
    </number:number-style>
    <number:number-style style:name="N10133" number:language="en" number:country="US">
      <number:text>format=</number:text>
      <number:number number:decimal-places="0" number:min-decimal-places="0" number:min-integer-digits="6" loext:max-blank-integer-digits="6" number:grouping="true"/>
    </number:number-style>
    <number:number-style style:name="N10134" number:language="en" number:country="US">
      <number:text>format=</number:text>
      <number:number number:decimal-places="0" number:min-decimal-places="0" number:min-integer-digits="6" loext:max-blank-integer-digits="2" number:grouping="true"/>
    </number:number-style>
    <number:number-style style:name="N10135" number:language="en" number:country="US">
      <number:text>format=</number:text>
      <number:fraction number:min-integer-digits="3" number:min-numerator-digits="1" loext:max-numerator-digits="1" number:min-denominator-digits="1" number:max-denominator-value="9"/>
    </number:number-style>
    <number:number-style style:name="N10136" number:language="en" number:country="US">
      <number:text>format=</number:text>
      <number:fraction number:min-integer-digits="3" loext:max-blank-integer-digits="3" number:min-numerator-digits="1" loext:max-numerator-digits="1" number:min-denominator-digits="1" number:max-denominator-value="9"/>
    </number:number-style>
    <number:number-style style:name="N10137" number:language="en" number:country="US">
      <number:text>format=</number:text>
      <number:fraction number:min-integer-digits="3" loext:max-blank-integer-digits="1" number:min-numerator-digits="1" loext:max-numerator-digits="1" number:min-denominator-digits="1" number:max-denominator-value="9"/>
    </number:number-style>
    <number:number-style style:name="N10138" number:language="en" number:country="US">
      <number:text>format=</number:text>
      <number:fraction number:min-integer-digits="4" number:grouping="true" number:min-numerator-digits="1" loext:max-numerator-digits="1" number:min-denominator-digits="1" number:max-denominator-value="9"/>
    </number:number-style>
    <number:number-style style:name="N10139" number:language="en" number:country="US">
      <number:text>format=</number:text>
      <number:fraction number:min-integer-digits="4" loext:max-blank-integer-digits="4" number:grouping="true" number:min-numerator-digits="1" loext:max-numerator-digits="1" number:min-denominator-digits="1" number:max-denominator-value="9"/>
    </number:number-style>
    <number:number-style style:name="N10140" number:language="en" number:country="US">
      <number:text>format=</number:text>
      <number:fraction number:min-integer-digits="4" loext:max-blank-integer-digits="2" number:grouping="true" number:min-numerator-digits="1" loext:max-numerator-digits="1" number:min-denominator-digits="1" number:max-denominator-value="9"/>
    </number:number-style>
    <number:number-style style:name="N10141" number:language="en" number:country="US">
      <number:text>format=</number:text>
      <number:scientific-number number:decimal-places="0" number:min-decimal-places="0" number:min-integer-digits="3" number:min-exponent-digits="2" number:exponent-interval="3" number:forced-exponent-sign="true"/>
    </number:number-style>
    <number:number-style style:name="N10142" number:language="en" number:country="US">
      <number:text>format=</number:text>
      <number:scientific-number number:decimal-places="0" number:min-decimal-places="0" number:min-integer-digits="3" loext:max-blank-integer-digits="1" number:min-exponent-digits="2" number:exponent-interval="3" number:forced-exponent-sign="true"/>
    </number:number-style>
    <number:number-style style:name="N10143" number:language="en" number:country="US">
      <number:text>format=</number:text>
      <number:scientific-number number:decimal-places="0" number:min-decimal-places="0" number:min-integer-digits="3" loext:max-blank-integer-digits="3" number:min-exponent-digits="2" number:exponent-interval="3" number:forced-exponent-sign="true"/>
    </number:number-style>
    <number:number-style style:name="N10144" number:language="en" number:country="US">
      <number:text>format=</number:text>
      <number:scientific-number number:decimal-places="3" number:min-decimal-places="0" number:min-integer-digits="1" loext:max-blank-integer-digits="1" number:min-exponent-digits="2" number:exponent-interval="1" number:forced-exponent-sign="true"/>
    </number:number-style>
    <number:number-style style:name="N10145" number:language="en" number:country="US">
      <number:text>format=</number:text>
      <number:scientific-number number:decimal-places="3" number:min-decimal-places="1" number:min-integer-digits="1" loext:max-blank-integer-digits="1" number:min-exponent-digits="2" number:exponent-interval="1" number:forced-exponent-sign="true"/>
    </number:number-style>
    <number:number-style style:name="N10146" number:language="en" number:country="US">
      <number:text>format=</number:text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 style:data-style-name="N10000">
      <style:text-properties style:font-name="Liberation Mono" fo:font-family="'Liberation Mono'" style:font-style-name="Normal" style:font-family-generic="modern" style:font-pitch="fixed" fo:language="en" fo:country="US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1T20:42:44.577679864</dc:date>
    <meta:editing-duration>PT26M18S</meta:editing-duration>
    <meta:editing-cycles>4</meta:editing-cycles>
    <meta:generator>LibreOfficeDev/7.6.0.0.alpha0$Linux_X86_64 LibreOffice_project/38a410637a0419e12c950b9410a2a15320d426b3</meta:generator>
    <meta:document-statistic meta:table-count="1" meta:cell-count="576" meta:object-count="0"/>
  </office:meta>
</office:document-meta>
</file>